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600000082AF3D3DFC.png"/>
  <manifest:file-entry manifest:media-type="image/png" manifest:full-path="Pictures/10000000000003B0000001D04C13BD4C.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201000000F30000006D0DAAC90A.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201000001790000006E61C67F33.png"/>
  <manifest:file-entry manifest:media-type="image/png" manifest:full-path="Pictures/10000000000001080000005F68A7535D.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01E00000018E9E0B9EB.png"/>
  <manifest:file-entry manifest:media-type="image/png" manifest:full-path="Pictures/100002010000013F0000005B66F78D07.png"/>
  <manifest:file-entry manifest:media-type="image/png" manifest:full-path="Pictures/10000000000002060000007D31C6CDB1.png"/>
  <manifest:file-entry manifest:media-type="image/png" manifest:full-path="Pictures/10000201000001BD00000058EC0AB64A.png"/>
  <manifest:file-entry manifest:media-type="image/png" manifest:full-path="Pictures/100000000000004F00000014166FF235.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201000000C70000012F06AC9B1D.png"/>
  <manifest:file-entry manifest:media-type="image/png" manifest:full-path="Pictures/100002010000031100000209C5E0A268.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840000011A19B86461.png"/>
  <manifest:file-entry manifest:media-type="image/png" manifest:full-path="Pictures/1000020100000184000001045AEFA345.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2010000010800000040FBF937EE.png"/>
  <manifest:file-entry manifest:media-type="image/png" manifest:full-path="Pictures/10000000000002EA000001E872726D8A.png"/>
  <manifest:file-entry manifest:media-type="image/png" manifest:full-path="Pictures/1000020100000296000001BB297A4573.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201000002EA000002A2BA9DD7E3.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Definition">
      <style:paragraph-properties loext:contextual-spacing="false" fo:margin-top="0in" fo:margin-bottom="0in"/>
    </style:style>
    <style:style style:name="P5" style:family="paragraph" style:parent-style-name="OOoDefinition">
      <style:paragraph-properties loext:contextual-spacing="false" fo:margin-top="0in" fo:margin-bottom="0in"/>
      <style:text-properties fo:language="en" fo:country="US"/>
    </style:style>
    <style:style style:name="P6" style:family="paragraph" style:parent-style-name="OOoDefinition" style:master-page-name="">
      <style:paragraph-properties loext:contextual-spacing="false" fo:margin-top="0in" fo:margin-bottom="0in" style:page-number="auto"/>
    </style:style>
    <style:style style:name="P7" style:family="paragraph" style:parent-style-name="OOoDefinition">
      <style:text-properties fo:language="en" fo:country="US"/>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fo:orphans="2" fo:widows="2" style:page-number="auto" fo:keep-with-next="auto"/>
    </style:style>
    <style:style style:name="P10" style:family="paragraph" style:parent-style-name="OOoTextBody_5f_ListIntro" style:master-page-name="">
      <style:paragraph-properties fo:keep-together="always" fo:orphans="0" fo:widows="0" style:page-number="auto" fo:keep-with-next="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fo:keep-with-next="always"/>
    </style:style>
    <style:style style:name="P15" style:family="paragraph" style:parent-style-name="OOoTextBody" style:master-page-name="">
      <style:paragraph-properties style:page-number="auto" fo:keep-with-next="always">
        <style:tab-stops/>
      </style:paragraph-properties>
    </style:style>
    <style:style style:name="P16" style:family="paragraph" style:parent-style-name="OOoDefinitionTerm" style:master-page-name="">
      <style:paragraph-properties style:page-number="auto"/>
    </style:style>
    <style:style style:name="P17" style:family="paragraph" style:parent-style-name="OOoTextBody">
      <style:text-properties fo:language="en" fo:country="US"/>
    </style:style>
    <style:style style:name="P18" style:family="paragraph" style:parent-style-name="OOoTextBody">
      <style:paragraph-properties fo:orphans="0" fo:widows="0"/>
    </style:style>
    <style:style style:name="P19" style:family="paragraph" style:parent-style-name="OOoTextBody">
      <style:paragraph-properties>
        <style:tab-stops>
          <style:tab-stop style:position="4.3335in"/>
        </style:tab-stops>
      </style:paragraph-properties>
    </style:style>
    <style:style style:name="P20" style:family="paragraph" style:parent-style-name="OOoTextBody">
      <style:paragraph-properties fo:text-align="start" style:justify-single-word="false"/>
    </style:style>
    <style:style style:name="P21" style:family="paragraph" style:parent-style-name="OOoTextBody">
      <style:paragraph-properties fo:text-align="center" style:justify-single-word="false" fo:keep-together="always"/>
    </style:style>
    <style:style style:name="P22" style:family="paragraph" style:parent-style-name="OOoTextBody">
      <style:paragraph-properties loext:contextual-spacing="false" fo:margin-top="0in" fo:margin-bottom="0.1in">
        <style:tab-stops/>
      </style:paragraph-properties>
    </style:style>
    <style:style style:name="P23" style:family="paragraph" style:parent-style-name="OOoFigure">
      <style:paragraph-properties fo:text-align="center" style:justify-single-word="false"/>
    </style:style>
    <style:style style:name="P24" style:family="paragraph" style:parent-style-name="Standard">
      <style:paragraph-properties fo:text-align="center" style:justify-single-word="false"/>
    </style:style>
    <style:style style:name="P25" style:family="paragraph" style:parent-style-name="Figure">
      <style:paragraph-properties fo:text-align="center" style:justify-single-word="false"/>
    </style:style>
    <style:style style:name="P26" style:family="paragraph" style:parent-style-name="Figure">
      <style:paragraph-properties loext:contextual-spacing="false" fo:margin-top="0in" fo:margin-bottom="0.0398in" fo:text-align="start" style:justify-single-word="false"/>
    </style:style>
    <style:style style:name="P27" style:family="paragraph" style:parent-style-name="Table_20_Contents">
      <style:text-properties fo:font-size="14pt"/>
    </style:style>
    <style:style style:name="P28" style:family="paragraph" style:parent-style-name="OOoFigure">
      <style:paragraph-properties loext:contextual-spacing="false" fo:margin-top="0.0827in" fo:margin-bottom="0.2008in"/>
    </style:style>
    <style:style style:name="P29" style:family="paragraph" style:parent-style-name="OOoFigure" style:master-page-name="">
      <style:paragraph-properties loext:contextual-spacing="false" fo:margin-top="0.0827in" fo:margin-bottom="0.0827in" fo:text-align="center" style:justify-single-word="false" style:page-number="auto"/>
    </style:style>
    <style:style style:name="P30" style:family="paragraph" style:parent-style-name="OOoFigure">
      <style:paragraph-properties loext:contextual-spacing="false" fo:margin-top="0.0827in" fo:margin-bottom="0.0827in" fo:text-align="center" style:justify-single-word="false"/>
    </style:style>
    <style:style style:name="P31" style:family="paragraph" style:parent-style-name="OOoFigure">
      <style:paragraph-properties loext:contextual-spacing="false" fo:margin-top="0in" fo:margin-bottom="0.0827in"/>
    </style:style>
    <style:style style:name="P32" style:family="paragraph" style:parent-style-name="OOoFigure">
      <style:paragraph-properties loext:contextual-spacing="false" fo:margin-top="0.0429in" fo:margin-bottom="0.0429in"/>
    </style:style>
    <style:style style:name="P33" style:family="paragraph" style:parent-style-name="OOoDefinitionTerm" style:master-page-name="">
      <style:paragraph-properties loext:contextual-spacing="false" fo:margin-top="0.0827in" fo:margin-bottom="0.0398in" style:page-number="auto"/>
    </style:style>
    <style:style style:name="P34" style:family="paragraph" style:parent-style-name="OOoDefinitionTerm">
      <style:paragraph-properties loext:contextual-spacing="false" fo:margin-top="0.0827in" fo:margin-bottom="0.0398in"/>
    </style:style>
    <style:style style:name="P35" style:family="paragraph" style:parent-style-name="OOoFigureCaption">
      <style:paragraph-properties fo:text-align="center" style:justify-single-word="false"/>
    </style:style>
    <style:style style:name="P36" style:family="paragraph" style:parent-style-name="OOoTableText">
      <style:paragraph-properties fo:margin-left="0.0827in" fo:margin-right="0in" fo:text-indent="0in" style:auto-text-indent="false"/>
    </style:style>
    <style:style style:name="P37" style:family="paragraph" style:parent-style-name="OOoTextBody">
      <style:paragraph-properties loext:contextual-spacing="false" fo:margin-top="0in" fo:margin-bottom="0.0429in"/>
    </style:style>
    <style:style style:name="P38" style:family="paragraph" style:parent-style-name="OOoTextBody">
      <style:paragraph-properties loext:contextual-spacing="false" fo:margin-top="0.0783in" fo:margin-bottom="0.0827in"/>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3">
      <style:paragraph-properties>
        <style:tab-stops>
          <style:tab-stop style:position="6.3in" style:type="right" style:leader-style="dotted" style:leader-text="."/>
        </style:tab-stops>
      </style:paragraph-properties>
    </style:style>
    <style:style style:name="P42" style:family="paragraph" style:parent-style-name="OOoNum_20_123_20_Cont." style:list-style-name="OOoNum_20_123"/>
    <style:style style:name="P43" style:family="paragraph" style:parent-style-name="OOoNum_20_123_20_Start" style:list-style-name="OOoNum_20_123"/>
    <style:style style:name="P44" style:family="paragraph" style:parent-style-name="OOoNum_20_123_20_Start" style:master-page-name="">
      <style:paragraph-properties style:page-number="auto" fo:keep-with-next="always"/>
    </style:style>
    <style:style style:name="P45" style:family="paragraph" style:parent-style-name="OOoHeading_20_3">
      <style:paragraph-properties fo:margin-left="0in" fo:margin-right="0in" fo:text-indent="0in" style:auto-text-indent="false"/>
    </style:style>
    <style:style style:name="P46" style:family="paragraph" style:parent-style-name="OOoNum_20_123_20_End" style:list-style-name="OOoNum_20_123"/>
    <style:style style:name="P47" style:family="paragraph" style:parent-style-name="OOoHeading_20_2">
      <style:text-properties fo:language="en" fo:country="US"/>
    </style:style>
    <style:style style:name="P48" style:family="paragraph" style:parent-style-name="OOoHeading_20_2" style:master-page-name="">
      <style:paragraph-properties style:page-number="auto"/>
    </style:style>
    <style:style style:name="P49" style:family="paragraph" style:parent-style-name="OOoHeading_20_2" style:master-page-name="">
      <style:paragraph-properties style:page-number="auto" fo:keep-with-next="auto"/>
    </style:style>
    <style:style style:name="P50" style:family="paragraph" style:parent-style-name="OOoHeading_20_2">
      <style:paragraph-properties fo:keep-with-next="always"/>
    </style:style>
    <style:style style:name="P51" style:family="paragraph" style:parent-style-name="OOoProductName" style:master-page-name="OOoPageStyle">
      <style:paragraph-properties style:page-number="auto"/>
    </style:style>
    <style:style style:name="P52" style:family="paragraph" style:parent-style-name="OOoList_20_1_20_Start">
      <style:text-properties fo:language="en" fo:country="US"/>
    </style:style>
    <style:style style:name="P53" style:family="paragraph" style:parent-style-name="OOoList_20_1_20_Start" style:master-page-name="">
      <style:paragraph-properties style:page-number="auto" fo:keep-with-next="always"/>
    </style:style>
    <style:style style:name="P54" style:family="paragraph" style:parent-style-name="OOoCopyrightPage" style:master-page-name="OOoCopyright">
      <style:paragraph-properties style:page-number="auto"/>
    </style:style>
    <style:style style:name="P55" style:family="paragraph" style:parent-style-name="OOoList_20_1_20_End" style:list-style-name="OOoBullets_20_1"/>
    <style:style style:name="P56" style:family="paragraph" style:parent-style-name="OOoList_20_1_20_End">
      <style:text-properties fo:language="en" fo:country="US"/>
    </style:style>
    <style:style style:name="P57"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58" style:family="paragraph" style:parent-style-name="OOoList_20_1_20_Cont." style:list-style-name="OOoBullets_20_1"/>
    <style:style style:name="P59" style:family="paragraph" style:parent-style-name="OOoList_20_1_20_Cont.">
      <style:text-properties fo:language="en" fo:country="US"/>
    </style:style>
    <style:style style:name="P60" style:family="paragraph" style:parent-style-name="OOoHeading_20_1">
      <style:text-properties fo:language="en" fo:country="US"/>
    </style:style>
    <style:style style:name="P61" style:family="paragraph" style:parent-style-name="OOoHeading_20_1" style:master-page-name="">
      <style:paragraph-properties style:page-number="auto" fo:keep-with-next="always"/>
    </style:style>
    <style:style style:name="P62" style:family="paragraph" style:parent-style-name="OOoHeading_20_0">
      <style:paragraph-properties fo:break-before="page"/>
    </style:style>
    <style:style style:name="P63" style:family="paragraph" style:parent-style-name="OOoTextBody" style:master-page-name="OOoFrontMatter">
      <style:paragraph-properties style:page-number="auto"/>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65" style:family="paragraph">
      <style:paragraph-properties fo:margin-left="0in" fo:margin-right="0in" fo:margin-top="0in" fo:margin-bottom="0in" fo:line-height="100%" fo:text-align="center" fo:text-indent="0in"/>
    </style:style>
    <style:style style:name="P6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use-window-font-color="true" loext:opacity="0%"/>
    </style:style>
    <style:style style:name="T3" style:family="text">
      <style:text-properties style:use-window-font-color="true" fo:font-style="normal" style:font-style-asian="normal" style:font-style-complex="normal" loext:opacity="0%"/>
    </style:style>
    <style:style style:name="T4" style:family="text">
      <style:text-properties style:use-window-font-color="true" style:font-name="Times New Roman1" fo:font-size="12pt" loext:opacity="0%"/>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style:font-name="Times New Roman" fo:language="en" fo:country="US"/>
    </style:style>
    <style:style style:name="T8" style:family="text">
      <style:text-properties style:font-name="Times New Roman1" fo:font-size="12pt"/>
    </style:style>
    <style:style style:name="T9" style:family="text">
      <style:text-properties style:font-name="Times New Roman1" fo:font-size="12pt" style:letter-kerning="true"/>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weight="normal" style:font-weight-asian="normal" style:font-weight-complex="normal"/>
    </style:style>
    <style:style style:name="T16" style:family="text">
      <style:text-properties style:font-name="Bitstream Vera Sans1"/>
    </style:style>
    <style:style style:name="T17" style:family="text">
      <style:text-properties style:font-name="Bitstream Vera Sans1" fo:language="en" fo:country="US"/>
    </style:style>
    <style:style style:name="T18" style:family="text">
      <style:text-properties fo:font-size="14pt" style:font-size-asian="14pt" style:font-size-complex="14pt"/>
    </style:style>
    <style:style style:name="T19" style:family="text">
      <style:text-properties fo:font-size="12pt" style:font-size-asian="12pt" style:font-size-complex="12pt"/>
    </style:style>
    <style:style style:name="T20" style:family="text">
      <style:text-properties fo:font-size="12pt" fo:language="en" fo:country="US" style:font-size-asian="12pt" style:font-size-complex="12pt"/>
    </style:style>
    <style:style style:name="T21" style:family="text">
      <style:text-properties style:font-weight-asian="normal" style:font-weight-complex="normal"/>
    </style:style>
    <style:style style:name="T22" style:family="text"/>
    <style:style style:name="T23"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2"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horizontal-pos="center" style:horizontal-rel="paragraph-content"/>
    </style:style>
    <style:style style:name="fr1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background-color="transparent" style:background-transparency="100%" fo:padding="0in" fo:border="none" style:shadow="none">
        <style:background-image/>
        <style:columns fo:column-count="1" fo:column-gap="0in"/>
      </style:graphic-properties>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5118in, 0in, 0.905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Apache OpenOffice</text:p>
      <text:p text:style-name="OOoSubtitle">Version 4.1</text:p>
      <text:p text:style-name="OOoGuideName">Getting Started</text:p>
      <text:p text:style-name="OOoAuthor">AOO Documentation Team</text:p>
      <text:p text:style-name="OOoTextBody"/>
      <text:p text:style-name="OOoPageBreak"/>
      <text:p text:style-name="P54">Copyright</text:p>
      <text:p text:style-name="OOoTextBody">This document is Copyright <text:span text:style-name="T6">©</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20 April 2023. Based on Apache OpenOffice 4.1.</text:p>
      <text:p text:style-name="P63"/>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3424_1671937" text:style-name="Internet_20_link" text:visited-style-name="Internet_20_link">Chapter 4 <text:line-break/>Getting Started with Calc<text:tab/>5</text:a></text:p>
          <text:p text:style-name="P39"><text:a xlink:type="simple" xlink:href="#__RefHeading__3426_1671937" text:style-name="Internet_20_link" text:visited-style-name="Internet_20_link">What Is Calc?<text:tab/>5</text:a></text:p>
          <text:p text:style-name="P39"><text:a xlink:type="simple" xlink:href="#__RefHeading__3428_1671937" text:style-name="Internet_20_link" text:visited-style-name="Internet_20_link">Spreadsheets, Sheets, and Cells<text:tab/>5</text:a></text:p>
          <text:p text:style-name="P39"><text:a xlink:type="simple" xlink:href="#__RefHeading__3430_1671937" text:style-name="Internet_20_link" text:visited-style-name="Internet_20_link">Parts of the Main Calc Window<text:tab/>6</text:a></text:p>
          <text:p text:style-name="P41"><text:a xlink:type="simple" xlink:href="#__RefHeading__3432_1671937" text:style-name="Internet_20_link" text:visited-style-name="Internet_20_link">Title Bar<text:tab/>6</text:a></text:p>
          <text:p text:style-name="P41"><text:a xlink:type="simple" xlink:href="#__RefHeading__3434_1671937" text:style-name="Internet_20_link" text:visited-style-name="Internet_20_link">Menu Bar<text:tab/>6</text:a></text:p>
          <text:p text:style-name="P41"><text:a xlink:type="simple" xlink:href="#__RefHeading__3436_1671937" text:style-name="Internet_20_link" text:visited-style-name="Internet_20_link">Toolbars<text:tab/>6</text:a></text:p>
          <text:p text:style-name="P41"><text:a xlink:type="simple" xlink:href="#__RefHeading__3438_1671937" text:style-name="Internet_20_link" text:visited-style-name="Internet_20_link">Formula Bar<text:tab/>7</text:a></text:p>
          <text:p text:style-name="P41"><text:a xlink:type="simple" xlink:href="#__RefHeading__3440_1671937" text:style-name="Internet_20_link" text:visited-style-name="Internet_20_link">Individual Cells<text:tab/>7</text:a></text:p>
          <text:p text:style-name="P41"><text:a xlink:type="simple" xlink:href="#__RefHeading__3442_1671937" text:style-name="Internet_20_link" text:visited-style-name="Internet_20_link">Sheet Tabs<text:tab/>8</text:a></text:p>
          <text:p text:style-name="P41"><text:a xlink:type="simple" xlink:href="#__RefHeading__3444_1671937" text:style-name="Internet_20_link" text:visited-style-name="Internet_20_link">Status Bar<text:tab/>8</text:a></text:p>
          <text:p text:style-name="P39"><text:a xlink:type="simple" xlink:href="#__RefHeading__3446_1671937" text:style-name="Internet_20_link" text:visited-style-name="Internet_20_link">Opening and Saving CSV files<text:tab/>9</text:a></text:p>
          <text:p text:style-name="P41"><text:a xlink:type="simple" xlink:href="#__RefHeading__3448_1671937" text:style-name="Internet_20_link" text:visited-style-name="Internet_20_link">Opening a CSV File<text:tab/>9</text:a></text:p>
          <text:p text:style-name="P41"><text:a xlink:type="simple" xlink:href="#__RefHeading__3450_1671937" text:style-name="Internet_20_link" text:visited-style-name="Internet_20_link">Saving as a CSV File<text:tab/>10</text:a></text:p>
          <text:p text:style-name="P39"><text:a xlink:type="simple" xlink:href="#__RefHeading__3452_1671937" text:style-name="Internet_20_link" text:visited-style-name="Internet_20_link">Navigating Within Spreadsheets<text:tab/>11</text:a></text:p>
          <text:p text:style-name="P41"><text:a xlink:type="simple" xlink:href="#__RefHeading__3454_1671937" text:style-name="Internet_20_link" text:visited-style-name="Internet_20_link">Going to a Particular Cell<text:tab/>11</text:a></text:p>
          <text:p text:style-name="P41"><text:a xlink:type="simple" xlink:href="#__RefHeading__3456_1671937" text:style-name="Internet_20_link" text:visited-style-name="Internet_20_link">Moving from Cell to Cell<text:tab/>12</text:a></text:p>
          <text:p text:style-name="P41"><text:a xlink:type="simple" xlink:href="#__RefHeading__3458_1671937" text:style-name="Internet_20_link" text:visited-style-name="Internet_20_link">Moving from Sheet to Sheet<text:tab/>14</text:a></text:p>
          <text:p text:style-name="P39"><text:a xlink:type="simple" xlink:href="#__RefHeading__3460_1671937" text:style-name="Internet_20_link" text:visited-style-name="Internet_20_link">Selecting Items in a Sheet or Spreadsheet<text:tab/>15</text:a></text:p>
          <text:p text:style-name="P41"><text:a xlink:type="simple" xlink:href="#__RefHeading__7397_801999168" text:style-name="Internet_20_link" text:visited-style-name="Internet_20_link">Selecting Cells<text:tab/>15</text:a></text:p>
          <text:p text:style-name="P41"><text:a xlink:type="simple" xlink:href="#__RefHeading__3462_1671937" text:style-name="Internet_20_link" text:visited-style-name="Internet_20_link">Selecting Columns and Rows<text:tab/>16</text:a></text:p>
          <text:p text:style-name="P41"><text:a xlink:type="simple" xlink:href="#__RefHeading__3464_1671937" text:style-name="Internet_20_link" text:visited-style-name="Internet_20_link">Selecting Sheets<text:tab/>16</text:a></text:p>
          <text:p text:style-name="P39"><text:a xlink:type="simple" xlink:href="#__RefHeading__3466_1671937" text:style-name="Internet_20_link" text:visited-style-name="Internet_20_link">Working with Columns and Rows<text:tab/>17</text:a></text:p>
          <text:p text:style-name="P41"><text:a xlink:type="simple" xlink:href="#__RefHeading__3468_1671937" text:style-name="Internet_20_link" text:visited-style-name="Internet_20_link">Inserting Columns and Rows<text:tab/>17</text:a></text:p>
          <text:p text:style-name="P41"><text:a xlink:type="simple" xlink:href="#__RefHeading__3470_1671937" text:style-name="Internet_20_link" text:visited-style-name="Internet_20_link">Deleting Columns and Rows<text:tab/>17</text:a></text:p>
          <text:p text:style-name="P39"><text:a xlink:type="simple" xlink:href="#__RefHeading__3472_1671937" text:style-name="Internet_20_link" text:visited-style-name="Internet_20_link">Working with Sheets<text:tab/>18</text:a></text:p>
          <text:p text:style-name="P41"><text:a xlink:type="simple" xlink:href="#__RefHeading__3474_1671937" text:style-name="Internet_20_link" text:visited-style-name="Internet_20_link">Inserting New Sheets<text:tab/>18</text:a></text:p>
          <text:p text:style-name="P41"><text:a xlink:type="simple" xlink:href="#__RefHeading__3476_1671937" text:style-name="Internet_20_link" text:visited-style-name="Internet_20_link">Moving and Copying Sheets<text:tab/>19</text:a></text:p>
          <text:p text:style-name="P41"><text:a xlink:type="simple" xlink:href="#__RefHeading__3478_1671937" text:style-name="Internet_20_link" text:visited-style-name="Internet_20_link">Deleting SheetsSheets can be Deleted Individually or in Groups.<text:tab/>20</text:a></text:p>
          <text:p text:style-name="P41"><text:a xlink:type="simple" xlink:href="#__RefHeading__3480_1671937" text:style-name="Internet_20_link" text:visited-style-name="Internet_20_link">Renaming Sheets<text:tab/>20</text:a></text:p>
          <text:p text:style-name="P39"><text:a xlink:type="simple" xlink:href="#__RefHeading__3482_1671937" text:style-name="Internet_20_link" text:visited-style-name="Internet_20_link">Viewing Calc<text:tab/>21</text:a></text:p>
          <text:p text:style-name="P41"><text:a xlink:type="simple" xlink:href="#__RefHeading__3484_1671937" text:style-name="Internet_20_link" text:visited-style-name="Internet_20_link">Using Zoom<text:tab/>21</text:a></text:p>
          <text:p text:style-name="P41"><text:a xlink:type="simple" xlink:href="#__RefHeading__3486_1671937" text:style-name="Internet_20_link" text:visited-style-name="Internet_20_link">Freezing Rows and Columns<text:tab/>21</text:a></text:p>
          <text:p text:style-name="P41"><text:a xlink:type="simple" xlink:href="#__RefHeading__3488_1671937" text:style-name="Internet_20_link" text:visited-style-name="Internet_20_link">Splitting the Screen<text:tab/>22</text:a></text:p>
          <text:p text:style-name="P39"><text:a xlink:type="simple" xlink:href="#__RefHeading__3490_1671937" text:style-name="Internet_20_link" text:visited-style-name="Internet_20_link">Entering Data Using the Keyboard<text:tab/>24</text:a></text:p>
          <text:p text:style-name="P41"><text:a xlink:type="simple" xlink:href="#__RefHeading__3492_1671937" text:style-name="Internet_20_link" text:visited-style-name="Internet_20_link">Entering Numbers<text:tab/>24</text:a></text:p>
          <text:p text:style-name="P41"><text:a xlink:type="simple" xlink:href="#__RefHeading__3494_1671937" text:style-name="Internet_20_link" text:visited-style-name="Internet_20_link">Entering Text<text:tab/>25</text:a></text:p>
          <text:p text:style-name="P41"><text:a xlink:type="simple" xlink:href="#__RefHeading__3496_1671937" text:style-name="Internet_20_link" text:visited-style-name="Internet_20_link">Entering Numbers as Text<text:tab/>25</text:a></text:p>
          <text:p text:style-name="P41"><text:a xlink:type="simple" xlink:href="#__RefHeading__3498_1671937" text:style-name="Internet_20_link" text:visited-style-name="Internet_20_link">Entering Dates and Times<text:tab/>26</text:a></text:p>
          <text:p text:style-name="P41"><text:a xlink:type="simple" xlink:href="#__RefHeading__3500_1671937" text:style-name="Internet_20_link" text:visited-style-name="Internet_20_link">Deactivating Automatic Changes<text:tab/>26</text:a></text:p>
          <text:p text:style-name="P39"><text:a xlink:type="simple" xlink:href="#__RefHeading__3502_1671937" text:style-name="Internet_20_link" text:visited-style-name="Internet_20_link">Speeding Up Data Entry<text:tab/>26</text:a></text:p>
          <text:p text:style-name="P41"><text:a xlink:type="simple" xlink:href="#__RefHeading__3504_1671937" text:style-name="Internet_20_link" text:visited-style-name="Internet_20_link">Using the Fill Tool on Cells<text:tab/>26</text:a></text:p>
          <text:p text:style-name="P41"><text:a xlink:type="simple" xlink:href="#__RefHeading__3506_1671937" text:style-name="Internet_20_link" text:visited-style-name="Internet_20_link">Using Selection Lists<text:tab/>29</text:a></text:p>
          <text:p text:style-name="P39"><text:a xlink:type="simple" xlink:href="#__RefHeading__3508_1671937" text:style-name="Internet_20_link" text:visited-style-name="Internet_20_link">Validating Cell Contents<text:tab/>29</text:a></text:p>
          <text:p text:style-name="P39"><text:a xlink:type="simple" xlink:href="#__RefHeading__3510_1671937" text:style-name="Internet_20_link" text:visited-style-name="Internet_20_link">Editing Data<text:tab/>30</text:a></text:p>
          <text:p text:style-name="P41"><text:a xlink:type="simple" xlink:href="#__RefHeading__3512_1671937" text:style-name="Internet_20_link" text:visited-style-name="Internet_20_link">Removing Data from a Cell<text:tab/>30</text:a></text:p>
          <text:p text:style-name="P41"><text:a xlink:type="simple" xlink:href="#__RefHeading__3514_1671937" text:style-name="Internet_20_link" text:visited-style-name="Internet_20_link">Replacing All the Data in a Cell<text:tab/>30</text:a></text:p>
          <text:p text:style-name="P41"><text:a xlink:type="simple" xlink:href="#__RefHeading__3516_1671937" text:style-name="Internet_20_link" text:visited-style-name="Internet_20_link">Changing Part of the Data in a Cell<text:tab/>30</text:a></text:p>
          <text:p text:style-name="P39"><text:a xlink:type="simple" xlink:href="#__RefHeading__3518_1671937" text:style-name="Internet_20_link" text:visited-style-name="Internet_20_link">Formatting Data<text:tab/>31</text:a></text:p>
          <text:p text:style-name="P41"><text:soft-page-break/><text:a xlink:type="simple" xlink:href="#__RefHeading__3520_1671937" text:style-name="Internet_20_link" text:visited-style-name="Internet_20_link">Formatting Multiple Lines of Text<text:tab/>31</text:a></text:p>
          <text:p text:style-name="P41"><text:a xlink:type="simple" xlink:href="#__RefHeading__3522_1671937" text:style-name="Internet_20_link" text:visited-style-name="Internet_20_link">Shrinking Text to Fit the Cell<text:tab/>32</text:a></text:p>
          <text:p text:style-name="P41"><text:a xlink:type="simple" xlink:href="#__RefHeading__3556_2086952102" text:style-name="Internet_20_link" text:visited-style-name="Internet_20_link">Formatting Numbers<text:tab/>33</text:a></text:p>
          <text:p text:style-name="P41"><text:a xlink:type="simple" xlink:href="#__RefHeading__3524_1671937" text:style-name="Internet_20_link" text:visited-style-name="Internet_20_link">Formatting the Font<text:tab/>34</text:a></text:p>
          <text:p text:style-name="P41"><text:a xlink:type="simple" xlink:href="#__RefHeading__3526_1671937" text:style-name="Internet_20_link" text:visited-style-name="Internet_20_link">Formatting the Cell Borders<text:tab/>35</text:a></text:p>
          <text:p text:style-name="P41"><text:a xlink:type="simple" xlink:href="#__RefHeading__3528_1671937" text:style-name="Internet_20_link" text:visited-style-name="Internet_20_link">Formatting the Cell Background<text:tab/>35</text:a></text:p>
          <text:p text:style-name="P39"><text:a xlink:type="simple" xlink:href="#__RefHeading__3530_1671937" text:style-name="Internet_20_link" text:visited-style-name="Internet_20_link">Auto-formatting Cells and Sheets<text:tab/>35</text:a></text:p>
          <text:p text:style-name="P41"><text:a xlink:type="simple" xlink:href="#__RefHeading__3532_1671937" text:style-name="Internet_20_link" text:visited-style-name="Internet_20_link">Defining a New AutoFormat<text:tab/>36</text:a></text:p>
          <text:p text:style-name="P39"><text:a xlink:type="simple" xlink:href="#__RefHeading__3534_1671937" text:style-name="Internet_20_link" text:visited-style-name="Internet_20_link">Formatting Spreadsheets Using Themes<text:tab/>37</text:a></text:p>
          <text:p text:style-name="P39"><text:a xlink:type="simple" xlink:href="#__RefHeading__3536_1671937" text:style-name="Internet_20_link" text:visited-style-name="Internet_20_link">Using Conditional Formatting<text:tab/>37</text:a></text:p>
          <text:p text:style-name="P39"><text:a xlink:type="simple" xlink:href="#__RefHeading__3538_1671937" text:style-name="Internet_20_link" text:visited-style-name="Internet_20_link">Hiding and Showing Data<text:tab/>37</text:a></text:p>
          <text:p text:style-name="P41"><text:a xlink:type="simple" xlink:href="#__RefHeading__3540_1671937" text:style-name="Internet_20_link" text:visited-style-name="Internet_20_link">Outline Group Controls<text:tab/>38</text:a></text:p>
          <text:p text:style-name="P41"><text:a xlink:type="simple" xlink:href="#__RefHeading__3542_1671937" text:style-name="Internet_20_link" text:visited-style-name="Internet_20_link">Filtering Which Cells Are Visible<text:tab/>39</text:a></text:p>
          <text:p text:style-name="P39"><text:a xlink:type="simple" xlink:href="#__RefHeading__3544_1671937" text:style-name="Internet_20_link" text:visited-style-name="Internet_20_link">Sorting Records<text:tab/>39</text:a></text:p>
          <text:p text:style-name="P39"><text:a xlink:type="simple" xlink:href="#__RefHeading__3546_1671937" text:style-name="Internet_20_link" text:visited-style-name="Internet_20_link">Using Formulas and Functions<text:tab/>40</text:a></text:p>
          <text:p text:style-name="P39"><text:a xlink:type="simple" xlink:href="#__RefHeading__3548_1671937" text:style-name="Internet_20_link" text:visited-style-name="Internet_20_link">Analyzing Data<text:tab/>40</text:a></text:p>
          <text:p text:style-name="P39"><text:a xlink:type="simple" xlink:href="#__RefHeading__3550_1671937" text:style-name="Internet_20_link" text:visited-style-name="Internet_20_link">Printing<text:tab/>41</text:a></text:p>
          <text:p text:style-name="P41"><text:a xlink:type="simple" xlink:href="#__RefHeading__3552_1671937" text:style-name="Internet_20_link" text:visited-style-name="Internet_20_link">Using Print Ranges<text:tab/>41</text:a></text:p>
          <text:p text:style-name="P41"><text:a xlink:type="simple" xlink:href="#__RefHeading__3554_1671937" text:style-name="Internet_20_link" text:visited-style-name="Internet_20_link">Selecting the Page Order, Details, and Scale<text:tab/>42</text:a></text:p>
          <text:p text:style-name="P41"><text:a xlink:type="simple" xlink:href="#__RefHeading__3556_1671937" text:style-name="Internet_20_link" text:visited-style-name="Internet_20_link">Printing Rows or Columns on Every Page<text:tab/>43</text:a></text:p>
          <text:p text:style-name="P41"><text:a xlink:type="simple" xlink:href="#__RefHeading__3558_1671937" text:style-name="Internet_20_link" text:visited-style-name="Internet_20_link">Page Breaks<text:tab/>44</text:a></text:p>
          <text:p text:style-name="P41"><text:a xlink:type="simple" xlink:href="#__RefHeading__3560_1671937" text:style-name="Internet_20_link" text:visited-style-name="Internet_20_link">Headers and Footers<text:tab/>45</text:a></text:p>
        </text:index-body>
      </text:table-of-content>
      <text:p text:style-name="Standard"/>
      <text:h text:style-name="P62" text:outline-level="1"><text:bookmark-start text:name="__RefHeading__3424_1671937"/>Chapter <text:span text:style-name="OOoChapterNumber">4 <text:line-break/></text:span>Getting Started with Calc<text:bookmark-end text:name="__RefHeading__3424_1671937"/></text:h>
      <text:h text:style-name="OOoHeading_20_1" text:outline-level="2"><text:bookmark-start text:name="__RefHeading__3426_1671937"/>What Is Calc?<text:bookmark-end text:name="__RefHeading__3426_1671937"/></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278035808" text:key1="features"/>Calc<text:alphabetical-index-mark-end text:id="IMark278035808"/><text:alphabetical-index-mark text:string-value="features" text:key1="Calc"/> include:</text:p>
      <text:list xml:id="list7660711634408626672"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text:bookmark-start text:name="__RefHeading__3428_1671937"/>Spreadsheets, Sheets, and Cells<text:bookmark-end text:name="__RefHeading__3428_1671937"/></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text:soft-page-break/>Each spreadsheet can have many sheets, up to 256, and each sheet can have many individual cells. Each sheet can have a maximum of 1,048,576 rows and 1024 columns.</text:p>
      <text:h text:style-name="P61" text:outline-level="2"><text:bookmark-start text:name="__RefHeading__3430_1671937"/>Parts of the Main Calc Window<text:bookmark-end text:name="__RefHeading__3430_1671937"/></text:h>
      <text:p text:style-name="P8">When Calc is started, the main window looks similar to <text:sequence-ref text:reference-format="category-and-value" text:ref-name="refFigure0">Figure 1</text:sequence-ref>.</text:p>
      <text:h text:style-name="P48" text:outline-level="3"><text:bookmark-start text:name="__RefHeading__3432_1671937"/>Title Bar<text:bookmark-end text:name="__RefHeading__3432_1671937"/></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48" text:outline-level="3"><text:bookmark-start text:name="__RefHeading__3434_1671937"/>Menu Bar<text:bookmark-end text:name="__RefHeading__3434_1671937"/></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igure_AOO41GS05_1" text:anchor-type="as-char" svg:y="-1.1701in" svg:width="6.65in" draw:z-index="0"><draw:text-box fo:min-height="3.1299in"><text:p text:style-name="OOoFigureCaption"><text:span text:style-name="Caption_20_characters"><draw:g text:anchor-type="as-char" draw:z-index="87" draw:style-name="gr1"><draw:frame draw:style-name="gr2" draw:text-style-name="P64" svg:width="6.6406in" svg:height="3.2598in" svg:x="0in" svg:y="0in"><draw:image xlink:href="Pictures/10000000000003B0000001D04C13BD4C.png" xlink:type="simple" xlink:show="embed" xlink:actuate="onLoad"><text:p/></draw:image></draw:frame><draw:rect draw:style-name="gr3" draw:text-style-name="P66" svg:width="0.8004in" svg:height="0.2004in" svg:x="4.0902in" svg:y="0in"><text:p text:style-name="P65"><text:span text:style-name="T23">Title bar</text:span></text:p></draw:rect><draw:rect draw:style-name="gr3" draw:text-style-name="P66" svg:width="0.8004in" svg:height="0.2004in" svg:x="2.9484in" svg:y="0.1571in"><text:p text:style-name="P65"><text:span text:style-name="T23">Menu bar</text:span></text:p></draw:rect><draw:rect draw:style-name="gr3" draw:text-style-name="P66" svg:width="1.2004in" svg:height="0.2004in" svg:x="4.0902in" svg:y="0.3335in"><text:p text:style-name="P65"><text:span text:style-name="T23">Standard toolbar</text:span></text:p></draw:rect><draw:rect draw:style-name="gr3" draw:text-style-name="P66" svg:width="1.2004in" svg:height="0.2004in" svg:x="4.0902in" svg:y="0.5693in"><text:p text:style-name="P65"><text:span text:style-name="T23">Formatting toolbar</text:span></text:p></draw:rect><draw:rect draw:style-name="gr3" draw:text-style-name="P66" svg:width="0.8004in" svg:height="0.2004in" svg:x="5.1138in" svg:y="2.7161in"><text:p text:style-name="P65"><text:span text:style-name="T23">Sidebar</text:span></text:p></draw:rect><draw:rect draw:style-name="gr3" draw:text-style-name="P66" svg:width="0.8004in" svg:height="0.2004in" svg:x="0.3102in" svg:y="1.4173in"><text:p text:style-name="P65"><text:span text:style-name="T23">Name box</text:span></text:p></draw:rect><draw:line draw:style-name="gr4" draw:text-style-name="P64" svg:x1="0.4902in" svg:y1="1.4283in" svg:x2="0.4902in" svg:y2="0.9496in"><text:p/></draw:line><draw:rect draw:style-name="gr3" draw:text-style-name="P66" svg:width="1.0906in" svg:height="0.1697in" svg:x="0.5862in" svg:y="2.3807in"><text:p text:style-name="P65"><text:span text:style-name="T23">Row headers</text:span></text:p></draw:rect><draw:rect draw:style-name="gr3" draw:text-style-name="P66" svg:width="1.2004in" svg:height="0.2004in" svg:x="2.2398in" svg:y="1.4752in"><text:p text:style-name="P65"><text:span text:style-name="T23">Column headers</text:span></text:p></draw:rect><draw:line draw:style-name="gr5" draw:text-style-name="P64" svg:x1="2.8146in" svg:y1="1.4783in" svg:x2="2.8146in" svg:y2="1.1283in"><text:p/></draw:line><draw:line draw:style-name="gr5" draw:text-style-name="P64" svg:x1="0.5902in" svg:y1="2.4496in" svg:x2="0.1902in" svg:y2="2.4496in"><text:p/></draw:line><draw:rect draw:style-name="gr3" draw:text-style-name="P66" svg:width="0.835in" svg:height="0.2004in" svg:x="1.2555in" svg:y="1.239in"><text:p text:style-name="P65"><text:span text:style-name="T23">Active cell</text:span></text:p></draw:rect><draw:line draw:style-name="gr5" draw:text-style-name="P64" svg:x1="1.2402in" svg:y1="1.3496in" svg:x2="0.8402in" svg:y2="1.2996in"><text:p/></draw:line><draw:rect draw:style-name="gr3" draw:text-style-name="P66" svg:width="0.8248in" svg:height="0.2004in" svg:x="1.2161in" svg:y="2.6173in"><text:p text:style-name="P65"><text:span text:style-name="T23">Sheet tabs</text:span></text:p></draw:rect><draw:line draw:style-name="gr5" draw:text-style-name="P64" svg:x1="1.2402in" svg:y1="2.7996in" svg:x2="0.9402in" svg:y2="3.0496in"><text:p/></draw:line><draw:rect draw:style-name="gr3" draw:text-style-name="P66" svg:width="1.2004in" svg:height="0.2004in" svg:x="2.5547in" svg:y="2.4598in"><text:p text:style-name="P65"><text:span text:style-name="T23">Status bar</text:span></text:p></draw:rect><draw:line draw:style-name="gr5" draw:text-style-name="P64" svg:x1="3.0902in" svg:y1="2.6496in" svg:x2="3.3402in" svg:y2="3.1996in"><text:p/></draw:line><draw:rect draw:style-name="gr3" draw:text-style-name="P66" svg:width="0.9713in" svg:height="0.2004in" svg:x="2.8693in" svg:y="0.8453in"><text:p text:style-name="P65"><text:span text:style-name="T23">Formula bar</text:span></text:p></draw:rect></draw:g></text:span></text:p><text:p text:style-name="OOoFigureCaption"><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50" text:outline-level="3"><text:bookmark-start text:name="__RefHeading__3436_1671937"/>Toolbars<text:bookmark-end text:name="__RefHeading__3436_1671937"/></text:h>
      <text:p text:style-name="OOoTextBody">Three toolbars are located under the Menu<text:span text:style-name="T2"> bar by default:</text:span> the Standard tool<text:span text:style-name="T2">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11">In the Formatting toolbar,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T<text:span text:style-name="T2">hey show the current setting for the selected cell or </text:span><text:soft-page-break/><text:span text:style-name="T2">area. (The Apply Style list may not be visible by default.) Click the down-arrow to the right of each box to open the list.</text:span></text:p>
      <text:p text:style-name="P23"><draw:frame draw:style-name="fr2" draw:name="Figure_AOO41GS05_2" text:anchor-type="as-char" svg:width="5.1717in" draw:z-index="90"><draw:text-box fo:min-height="1.4228in"><text:p text:style-name="OOoFigureCaption"><draw:frame draw:style-name="fr20" draw:name="AOO41GS05_002" text:anchor-type="as-char" svg:width="5.1717in" svg:height="1.2256in" draw:z-index="91"><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text:bookmark-start text:name="__RefHeading__3438_1671937"/>Formula Bar<text:bookmark-end text:name="__RefHeading__3438_1671937"/></text:h>
      <text:p text:style-name="OOoTextBody">On the left-hand side of the<text:span text:style-name="T2"> </text:span><text:alphabetical-index-mark text:string-value="formula bar, Calc"/><text:alphabetical-index-mark text:string-value="formula bar" text:key1="Calc"/><text:span text:style-name="T2">Formula </text:span>bar is a small text box, called the <text:span text:style-name="OOoMenuPath"><text:span text:style-name="T2">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22">To the right of the Name<text:span text:style-name="T2"> box are the </text:span><text:span text:style-name="OOoMenuPath"><text:span text:style-name="T2">Function Wizard</text:span></text:span>, <text:span text:style-name="OOoMenuPath">Sum</text:span>, a<text:span text:style-name="T2">nd </text:span><text:span text:style-name="OOoMenuPath"><text:span text:style-name="T2">Function</text:span></text:span><text:span text:style-name="T2"> buttons.</text:span></text:p>
      <text:p text:style-name="OOoTextBody"><text:span text:style-name="T2">Clicking the </text:span><text:alphabetical-index-mark-start text:id="IMark976679124" text:key1="Calc"/><text:alphabetical-index-mark text:string-value="Function Wizard, Calc"/><text:span text:style-name="OOoMenuPath"><text:span text:style-name="T2">Function Wizard</text:span></text:span><text:alphabetical-index-mark-end text:id="IMark976679124"/><text:span text:style-name="T2"> button opens a dialog from which you can search through a list of available functions This can be very useful because it also shows how the functions are formatted.</text:span></text:p>
      <text:p text:style-name="OOoFigure"><draw:frame draw:style-name="fr3" draw:name="Figure_AOO41GS05_3" text:anchor-type="as-char" svg:width="4.8398in" draw:z-index="92"><draw:text-box fo:min-height="1.4244in"><text:p text:style-name="OOoFigureCaption"><draw:frame draw:style-name="fr20" draw:name="AOO41GS05_003" text:anchor-type="as-char" svg:width="4.8398in" svg:height="1.189in" draw:z-index="93"><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2">In a spreadsheet the term </text:span><text:span text:style-name="OOoEmphasis"><text:span text:style-name="T2">function</text:span></text:span><text:span text:style-name="T2"> covers much more than just mathematical functions. See Chapter 7 in the </text:span><text:span text:style-name="OOoEmphasis"><text:span text:style-name="T2">Calc Guide </text:span></text:span><text:span text:style-name="OOoEmphasis"><text:span text:style-name="T3">for more details</text:span></text:span><text:span text:style-name="T3">.</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1" draw:name="AOO41GS05_004_CancelAcceptButtons" text:anchor-type="as-char" svg:y="-0.1339in" svg:width="0.5465in" svg:height="0.2362in" draw:z-index="94"><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2">he remainder of the Formula Bar. Y</text:span>ou can edit the contents of the current cell on the Input line or in the cell itself. To edit on the Input line, click in the line, then type your changes.<text:span text:style-name="T8"> </text:span>To edit within the current cell, just double-click the cell.</text:p>
      <text:h text:style-name="OOoHeading_20_2" text:outline-level="3"><text:bookmark-start text:name="__RefHeading__3440_1671937"/>Individual Cells<text:bookmark-end text:name="__RefHeading__3440_1671937"/></text:h>
      <text:p text:style-name="OOoTextBody">The main section of the screen displays the cells in the form of a grid, with each cell being at the intersection of a column and a row.</text:p>
      <text:p text:style-name="OOoTextBody"><text:soft-page-break/>At the top of the columns and at the left end of the rows are a series of gray boxes containing letters and numbers. These are the column and row headers. The columns start at A and go on to the right, and the rows start at 1 and go down.</text:p>
      <text:p text:style-name="P19">These column and row headers form the cell references that appear in the <text:span text:style-name="T2">Name Box on the Formula Bar (</text:span><text:span text:style-name="T2"><text:sequence-ref text:reference-format="category-and-value" text:ref-name="refFigure2">Figure 3</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3"><text:bookmark-start text:name="__RefHeading__3442_1671937"/>Sheet Tabs<text:bookmark-end text:name="__RefHeading__3442_1671937"/></text:h>
      <text:p text:style-name="OOoTextBody">At the bottom of the grid of cells is the <text:alphabetical-index-mark-start text:id="IMark161287216" text:key1="Calc"/><text:alphabetical-index-mark text:string-value="sheet tabs, Calc"/>sheet tabs<text:alphabetical-index-mark-end text:id="IMark161287216"/>.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trl</text:span><text:span text:style-name="OOoDefault"> key while you click the names.</text:span></text:p>
      <text:p text:style-name="OOoFigure"><text:span text:style-name="OOoDefault"><draw:frame draw:style-name="fr4" draw:name="Figure_AOO41GS05_4" text:anchor-type="as-char" svg:width="6.0244in" draw:z-index="95"><draw:text-box fo:min-height="3.652in"><text:p text:style-name="OOoFigureCaption"><draw:frame draw:style-name="fr22" draw:name="AOO41GS05_005" text:anchor-type="as-char" svg:width="6.0244in" svg:height="3.4335in" draw:z-index="96"><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text:bookmark-start text:name="__RefHeading__3444_1671937"/>Status Bar<text:bookmark-end text:name="__RefHeading__3444_1671937"/></text:h>
      <text:p text:style-name="OOoTextBody">At the very bottom of the Calc window is the <text:alphabetical-index-mark-start text:id="IMark278036240" text:key1="Calc"/><text:alphabetical-index-mark text:string-value="Calc" text:key1="status bar"/>status bar<text:alphabetical-index-mark-end text:id="IMark278036240"/>,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text:soft-page-break/><draw:frame draw:style-name="fr5" draw:name="Figure_AOO41GS05_5" text:anchor-type="as-char" svg:width="4.3465in" draw:z-index="97"><draw:text-box fo:min-height="1.122in"><text:p text:style-name="OOoFigureCaption"><draw:frame draw:style-name="fr23" draw:name="AOO41GS05_006" text:anchor-type="as-char" svg:y="-0.752in" svg:width="4.348in" svg:height="0.8583in" draw:z-index="98"><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draw:frame draw:style-name="fr5" draw:name="Figure_AOO41GS05_6" text:anchor-type="as-char" svg:width="5.2799in" draw:z-index="99"><draw:text-box fo:min-height="1.1063in"><text:p text:style-name="OOoFigureCaption"><draw:frame draw:style-name="fr23" draw:name="AOO41GS05_007" text:anchor-type="as-char" svg:y="0in" svg:width="5.2811in" svg:height="0.8472in" draw:z-index="100"><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text:bookmark-start text:name="__RefHeading__3446_1671937"/>Opening and Saving CSV files<text:bookmark-end text:name="__RefHeading__3446_1671937"/></text:h>
      <text:p text:style-name="P10">Chapter 1 (Introducing Apache OpenOffice) includes instructions on starting new Calc documents, opening existing documents, and saving documents.</text:p>
      <text:p text:style-name="P9">A special case for Calc is opening and saving <text:alphabetical-index-mark text:string-value="comma separated values (CSV)"/><text:alphabetical-index-mark text:string-value="CSV files"/>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text:bookmark-start text:name="__RefHeading__3448_1671937"/>Opening a CSV File<text:bookmark-end text:name="__RefHeading__3448_1671937"/></text:h>
      <text:p text:style-name="OOoTextBody_5f_ListIntro">To <text:alphabetical-index-mark-start text:id="IMark161287216" text:key1="CSV file"/>open<text:alphabetical-index-mark-end text:id="IMark161287216"/> a CSV file in Calc:</text:p>
      <text:list xml:id="list7183256072181631290"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10">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6730414" text:continue-numbering="true" text:style-name="OOoNum_20_123">
        <text:list-item>
          <text:p text:style-name="P46">Click <text:span text:style-name="OOoMenuPath">OK</text:span> to open the file.</text:p>
        </text:list-item>
      </text:list>
      <text:p text:style-name="OOoFigure"><text:soft-page-break/><draw:frame draw:style-name="fr6" draw:name="Figure_AOO41GS05_7" text:anchor-type="as-char" svg:y="-5.0299in" fo:min-width="6.5681in" draw:z-index="88"><draw:text-box fo:min-height="5.4028in"><text:p text:style-name="Figure"><draw:frame text:anchor-type="as-char" draw:z-index="89" draw:style-name="gr6" draw:text-style-name="P64" svg:width="6.6906in" svg:height="6.0406in"><draw:image xlink:href="Pictures/10000201000002EA000002A2BA9DD7E3.png" xlink:type="simple" xlink:show="embed" xlink:actuate="onLoad"><text:p/></draw:image></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bookmark-start text:name="__RefHeading__3450_1671937"/><text:alphabetical-index-mark text:string-value="saving as CSV" text:key1="spreadsheets"/>Saving as a CSV File<text:bookmark-end text:name="__RefHeading__3450_1671937"/></text:h>
      <text:p text:style-name="OOoTextBody_5f_ListIntro"><text:alphabetical-index-mark text:string-value="comma separated values (CSV)"/><text:alphabetical-index-mark text:string-value="CSV files"/>To <text:alphabetical-index-mark-start text:id="IMark278036336" text:key1="CSV file"/>save<text:alphabetical-index-mark-end text:id="IMark278036336"/> a spreadsheet as a comma separated value (CSV) file:</text:p>
      <text:list xml:id="list36726044" text:continue-list="list36730414" text:style-name="OOoNum_20_123">
        <text:list-item text:start-value="1">
          <text:p text:style-name="P44">Choose <text:span text:style-name="OOoMenuPath">File &gt; Save As</text:span>.</text:p>
        </text:list-item>
        <text:list-item>
          <text:p text:style-name="OOoNum_20_123_20_Cont.">In the <text:span text:style-name="T13">File name </text:span>box, type a name for the file.</text:p>
        </text:list-item>
        <text:list-item>
          <text:p text:style-name="P42">In the <text:span text:style-name="T13">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28"><text:soft-page-break/><draw:frame draw:style-name="fr24" draw:name="AOO41GS05_009" text:anchor-type="as-char" svg:width="5.4181in" svg:height="2.1811in" draw:z-index="101"><draw:image xlink:href="Pictures/10000000000001B3000000CB36C045EB.png" xlink:type="simple" xlink:show="embed" xlink:actuate="onLoad"/></draw:frame></text:p>
      <text:list xml:id="list36743322" text:continue-numbering="true" text:style-name="OOoNum_20_123">
        <text:list-item>
          <text:p text:style-name="OOoNum_20_123_20_End">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igure_AOO41GS05_8" text:anchor-type="as-char" svg:width="5.6465in" draw:z-index="102"><draw:text-box fo:min-height="2.7173in"><text:p text:style-name="Figure"><draw:frame draw:style-name="fr20" draw:name="AOO41GS05_010" text:anchor-type="as-char" svg:width="5.6465in" svg:height="2.5in" draw:z-index="103"><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bookmark-start text:name="__RefHeading__3452_1671937"/><text:alphabetical-index-mark text:string-value="navigating" text:key1="cells, in Calc"/>Navigating Within Spreadsheets<text:bookmark-end text:name="__RefHeading__3452_1671937"/></text:h>
      <text:p text:style-name="OOoTextBody">Calc provides many ways to <text:alphabetical-index-mark-start text:id="IMark278036192" text:key1="spreadsheets"/>navigate<text:alphabetical-index-mark-end text:id="IMark278036192"/> within a spreadsheet from cell to cell and sheet to sheet. You can generally use whatever method you prefer.</text:p>
      <text:h text:style-name="OOoHeading_20_2" text:outline-level="3"><text:bookmark-start text:name="__RefHeading__3454_1671937"/>Going to a Particular Cell<text:bookmark-end text:name="__RefHeading__3454_1671937"/></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2">Figure 3</text:sequence-ref></text:span><text:span text:style-name="T2">). The existing </text:span><text:alphabetical-index-mark-start text:id="IMark161287216" text:key1="spreadsheets"/><text:span text:style-name="T2">cell reference</text:span><text:alphabetical-index-mark-end text:id="IMark161287216"/><text:span text:style-name="T2"> will be highlighted.</text:span><text:span text:style-name="T4"> </text:span><text:span text:style-name="T2">Type the cell reference of the cell you want to go to and press </text:span><text:span text:style-name="OOoKeystroke"><text:span text:style-name="T2">Enter</text:span></text:span><text:span text:style-name="T2">.</text:span><text:span text:style-name="T4"> </text:span><text:span text:style-name="T2">Or just click into the Name box, backspace</text:span> over the existing cell reference and type in the cell reference you want and press <text:span text:style-name="T13">Enter</text:span>.</text:p>
      <text:p text:style-name="OOoDefinitionTerm"><text:soft-page-break/>Using the Navigator</text:p>
      <text:p text:style-name="OOoDefinition">To open the <text:alphabetical-index-mark-start text:id="IMark278036192" text:key1="Calc"/>Navigator<text:alphabetical-index-mark-end text:id="IMark278036192"/><text:alphabetical-index-mark text:string-value="Calc" text:key1="Navigator"/>, click its icon <draw:frame draw:style-name="fr25" draw:name="AOO41GS05_011_NavigatorIcon" text:anchor-type="as-char" svg:width="0.2756in" svg:height="0.2756in" draw:z-index="104"><draw:image xlink:href="Pictures/10000000000000180000001A9B86BBFF.png" xlink:type="simple" xlink:show="embed" xlink:actuate="onLoad"/></draw:frame> on the <text:span text:style-name="T2">Standard</text:span> toolbar, or go to the Navigator deck of the Sidebar, or press <text:span text:style-name="OOoKeystroke">F5</text:span>, or choose <text:span text:style-name="OOoMenuPath">View &gt; Navigator</text:span><text:span text:style-name="T15"> on the </text:span><text:span text:style-name="T15">Menu bar, or double-click on the Sheet Sequence Number </text:span><text:span text:style-name="T15"><draw:frame draw:style-name="fr26" draw:name="AOO41GS05_012_SheetsNumbers" text:anchor-type="as-char" svg:y="-0.1646in" svg:width="0.8228in" svg:height="0.2083in" draw:z-index="105"><draw:image xlink:href="Pictures/100000000000004F00000014166FF235.png" xlink:type="simple" xlink:show="embed" xlink:actuate="onLoad"/></draw:frame></text:span><text:span text:style-name="T15"> in the Status Bar</text:span>.<text:span text:style-name="T8">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tr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draw:frame draw:style-name="fr5" draw:name="Figure_AOO41GS05_9" text:anchor-type="as-char" svg:width="2.8835in" draw:z-index="1"><draw:text-box fo:min-height="3.6783in"><text:p text:style-name="Figure"><draw:frame draw:style-name="fr27" draw:name="AOO41GS05_013" text:anchor-type="as-char" svg:width="2.8835in" svg:height="3.3882in" draw:z-index="2"><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8" draw:name="AOO41GS05_014_ContentsIcon" text:anchor-type="as-char" svg:width="0.2756in" svg:height="0.2402in" draw:z-index="3"><draw:image xlink:href="Pictures/100000000000001B0000001AF04C4F65.png" xlink:type="simple" xlink:show="embed" xlink:actuate="onLoad"/></draw:frame>. Click this icon again to show the list.</text:p>
      <text:h text:style-name="P49" text:outline-level="3"><text:bookmark-start text:name="__RefHeading__3456_1671937"/>Moving from <text:alphabetical-index-mark text:string-value="cell to cell, in Calc" text:key1="navigation"/>Cell to Cell<text:bookmark-end text:name="__RefHeading__3456_1671937"/></text:h>
      <text:p text:style-name="P8">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text:soft-page-break/>Using the Tab and Enter keys</text:p>
      <text:list xml:id="list36735099" text:continue-list="list7660711634408626672" text:style-name="OOoBullets_20_1">
        <text:list-item>
          <text:p text:style-name="P53">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draw:frame draw:style-name="fr7" draw:name="Figure_AOO41GS05_10" text:anchor-type="as-char" svg:width="5.2319in" draw:z-index="4"><draw:text-box fo:min-height="2.8783in"><text:p text:style-name="P26"><draw:frame draw:style-name="fr20" draw:name="AOO41GS05_015" text:anchor-type="as-char" svg:width="5.2319in" svg:height="2.6634in" draw:z-index="5"><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6739445" text:continue-list="list36735099"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3">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oft-page-break/><text:span text:style-name="OOoDefault"><draw:frame draw:style-name="fr8" draw:name="Figure_AOO41GS05_11" text:anchor-type="as-char" svg:width="5.3957in" draw:z-index="6"><draw:text-box fo:min-height="1.5146in"><text:p text:style-name="OOoFigureCaption"><draw:frame draw:style-name="fr20" draw:name="AOO41GS05_016" text:anchor-type="as-char" svg:width="5.3957in" svg:height="1.302in" draw:z-index="7"><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bookmark-start text:name="__RefHeading__3458_1671937"/>Moving from <text:alphabetical-index-mark text:string-value="sheet to sheet, in Calc" text:key1="navigation"/>Sheet to Sheet<text:bookmark-end text:name="__RefHeading__3458_1671937"/></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3"><draw:frame draw:style-name="fr9" draw:name="Figure_AOO41GS05_12" text:anchor-type="as-char" svg:width="3.7016in" draw:z-index="8"><draw:text-box fo:min-height="2.6764in"><text:p text:style-name="OOoFigureCaption"><draw:frame draw:style-name="fr29" draw:name="AOO41GS05_017" text:anchor-type="paragraph" svg:width="3.6953in" svg:height="2.4756in" draw:z-index="9"><draw:image xlink:href="Pictures/1000020100000184000001045AEFA345.png" xlink:type="simple" xlink:show="embed" xlink:actuate="onLoad"/></draw:frame>Figure <text:sequence text:ref-name="refFigure11" text:name="Figure" text:formula="ooow:Figure+1" style:num-format="1">12</text:sequence>. Sheet tab arrows</text:p></draw:text-box></draw:frame></text:p>
      <text:p text:style-name="P20">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text:bookmark-start text:name="__RefHeading__3460_1671937"/><text:soft-page-break/>Selecting Items in a Sheet or Spreadsheet<text:bookmark-end text:name="__RefHeading__3460_1671937"/></text:h>
      <text:h text:style-name="OOoHeading_20_2" text:outline-level="3"><text:bookmark-start text:name="__RefHeading__7397_801999168"/><text:alphabetical-index-mark text:string-value="selecting" text:key1="cells, in Calc"/>Selecting <text:alphabetical-index-mark-start text:id="IMark278036192" text:key1="selection, in Calc"/>Cells<text:bookmark-end text:name="__RefHeading__7397_801999168"/><text:alphabetical-index-mark-end text:id="IMark278036192"/></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Range of contiguous cells</text:p>
      <text:p text:style-name="OOoTextBody">A range of cells can be selected using the keyboard or the mouse.</text:p>
      <text:p text:style-name="OOoTextBody_5f_ListIntro">To select a range of cells by dragging the mouse:</text:p>
      <text:list xml:id="list36734942" text:continue-list="list36743322"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6733427" text:continue-list="list36734942"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6735578" text:continue-list="list36733427"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6731748" text:continue-list="list36735578" text:style-name="OOoNum_20_123">
        <text:list-item text:start-value="1">
          <text:p text:style-name="P43"><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11</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3">Range of noncontiguous cells</text:p>
      <text:list xml:id="list36732667" text:continue-list="list36731748"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bookmark-start text:name="__RefHeading__3462_1671937"/><text:soft-page-break/><text:alphabetical-index-mark text:string-value="selecting" text:key1="columns, in Calc"/>Selecting<text:alphabetical-index-mark text:string-value="selecting" text:key1="rows, in Calc"/> Columns and Rows<text:bookmark-end text:name="__RefHeading__3462_1671937"/></text:h>
      <text:p text:style-name="P14">Entire <text:alphabetical-index-mark-start text:id="IMark161287312" text:key1="selection, in Calc"/>columns<text:alphabetical-index-mark-end text:id="IMark161287312"/> and <text:alphabetical-index-mark-start text:id="IMark976679700" text:key1="selection, in Calc"/>rows<text:alphabetical-index-mark-end text:id="IMark976679700"/>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6720587" text:continue-list="list36732667"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1"> </text:span></text:span>key<text:span text:style-name="OOoKeystroke"><text:span text:style-name="T11">.</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6727696" text:continue-list="list36720587"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1">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1">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23"><draw:frame draw:style-name="fr2" draw:name="Figure_AOO41GS05_13" text:anchor-type="as-char" svg:width="2.4984in" draw:z-index="10"><draw:text-box fo:min-height="1.1453in"><text:p text:style-name="OOoFigureCaption"><draw:frame draw:style-name="fr20" draw:name="AOO41GS05_018" text:anchor-type="as-char" svg:width="2.4984in" svg:height="0.8992in" draw:z-index="11"><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bookmark-start text:name="__RefHeading__3464_1671937"/><text:alphabetical-index-mark text:string-value="selecting" text:key1="sheets, in Calc"/>Selecting <text:alphabetical-index-mark-start text:id="IMark976680420" text:key1="selection, in Calc"/>Sheets<text:bookmark-end text:name="__RefHeading__3464_1671937"/><text:alphabetical-index-mark-end text:id="IMark976680420"/></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6719318" text:continue-list="list36727696"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6715993" text:continue-list="list36719318"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text:soft-page-break/>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bookmark-start text:name="__RefHeading__3466_1671937"/>Working with Columns and Rows<text:bookmark-end text:name="__RefHeading__3466_1671937"/></text:h>
      <text:h text:style-name="OOoHeading_20_2" text:outline-level="3"><text:bookmark-start text:name="__RefHeading__3468_1671937"/><text:alphabetical-index-mark text:string-value="inserting" text:key1="columns, in Calc"/>Inserting<text:alphabetical-index-mark text:string-value="inserting" text:key1="rows, in Calc"/> Columns and Rows<text:bookmark-end text:name="__RefHeading__3468_1671937"/></text:h>
      <text:p text:style-name="OOoTextBody">Columns and rows can be inserted individually or in groups.</text:p>
      <table:table table:name="Table52" table:style-name="Table52">
        <table:table-column table:style-name="Table52.A"/>
        <table:table-column table:style-name="Table52.B"/>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6731194" text:continue-list="list36715993"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p>
        </text:list-item>
      </text:list>
      <text:p text:style-name="OOoTextBody_5f_ListIntro">Using the mouse:</text:p>
      <text:list xml:id="list36730314" text:continue-list="list36731194"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5">.</text:span></text:span></text:p>
        </text:list-item>
      </text:list>
      <text:p text:style-name="OOoDefinitionTerm">Multiple columns or rows</text:p>
      <text:p text:style-name="OOoTextBody_5f_ListIntro">Multiple columns or rows can be inserted at once rather than inserting them one at a time.</text:p>
      <text:list xml:id="list36728886" text:continue-list="list36730314"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bookmark-start text:name="__RefHeading__3470_1671937"/><text:alphabetical-index-mark text:string-value="deleting" text:key1="rows, in Calc"/>Deleting<text:alphabetical-index-mark text:string-value="deleting" text:key1="columns, in Calc"/> Columns and Rows<text:bookmark-end text:name="__RefHeading__3470_1671937"/></text:h>
      <text:p text:style-name="P14">Columns and rows can be deleted individually or in groups.</text:p>
      <text:p text:style-name="OOoDefinitionTerm">Single column or row</text:p>
      <text:p text:style-name="OOoTextBody_5f_ListIntro">A single column or row can only be deleted by using the mouse:</text:p>
      <text:list xml:id="list36731915" text:continue-list="list36728886"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text:soft-page-break/>Multiple columns or rows</text:p>
      <text:p text:style-name="OOoTextBody_5f_ListIntro">Multiple columns or rows can be deleted at once rather than deleting them one at a time.</text:p>
      <text:list xml:id="list36717803" text:continue-list="list36731915"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bookmark-start text:name="__RefHeading__3472_1671937"/>Working with Sheets<text:bookmark-end text:name="__RefHeading__3472_1671937"/></text:h>
      <text:p text:style-name="P14">Like any other Calc element, sheets can be inserted, deleted, and renamed.</text:p>
      <text:h text:style-name="OOoHeading_20_2" text:outline-level="3"><text:bookmark-start text:name="__RefHeading__3474_1671937"/><text:alphabetical-index-mark text:string-value="inserting" text:key1="sheets, in Calc"/>Inserting New Sheets<text:bookmark-end text:name="__RefHeading__3474_1671937"/></text:h>
      <text:p text:style-name="OOoTextBody_5f_ListIntro">There are several ways to insert a new sheet. The first step for all the methods is to select the sheets that the new sheet will be inserted next to. Then any of the following options can be used.</text:p>
      <text:list xml:id="list2114789712" text:style-name="OOoBullets_20_1">
        <text:list-item>
          <text:p text:style-name="OOoList_20_1_20_Start">Choose<text:span text:style-name="T2"> </text:span><text:span text:style-name="OOoMenuPath"><text:span text:style-name="T2">Insert &gt;</text:span></text:span><text:span text:style-name="T2"> </text:span><text:span text:style-name="OOoMenuPath"><text:span text:style-name="T2">Sheet</text:span></text:span><text:span text:style-name="T2"> from the menu bar.</text:span></text:p>
        </text:list-item>
      </text:list>
      <text:list xml:id="list36719661" text:continue-list="list36739445" text:style-name="OOoBullets_20_1">
        <text:list-item>
          <text:p text:style-name="OOoList_20_1_20_Cont."><text:span text:style-name="T2">Right-click on the sheet tab and </text:span>choose <text:span text:style-name="OOoMenuPath">Insert Sheet</text:span>.</text:p>
        </text:list-item>
        <text:list-item>
          <text:p text:style-name="OOoList_20_1_20_End">Click in an empty space at the end of the line of sheet tabs.</text:p>
        </text:list-item>
      </text:list>
      <text:p text:style-name="P23"><draw:frame draw:style-name="fr10" draw:name="Figure_AOO41GS05_14" text:anchor-type="as-char" svg:width="3.5937in" draw:z-index="12"><draw:text-box fo:min-height="1.2492in"><text:p text:style-name="OOoFigureCaption"><draw:frame draw:style-name="fr29" draw:name="AOO41GS05_019" text:anchor-type="paragraph" svg:width="3.5902in" svg:height="1.0472in" draw:z-index="13"><draw:image xlink:href="Pictures/10000201000001790000006E61C67F33.png" xlink:type="simple" xlink:show="embed" xlink:actuate="onLoad"/></draw:frame>Figure <text:sequence text:ref-name="refFigure13" text:name="Figure" text:formula="ooow:Figure+1" style:num-format="1">14</text:sequence>. Creating a new sheet</text:p></draw:text-box></draw:frame></text:p>
      <text:p text:style-name="OOoTextBody"><text:span text:style-name="T2">Each method will open </text:span>the Insert Sheet dialog<text:span text:style-name="T2"> (</text:span><text:span text:style-name="T2"><text:sequence-ref text:reference-format="category-and-value" text:ref-name="refFigure14">Figure 15</text:sequence-ref></text:span><text:span text:style-name="T2">).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igure_AOO41GS05_15" text:anchor-type="as-char" svg:width="6.0417in" draw:z-index="14"><draw:text-box fo:min-height="3.348in"><text:p text:style-name="OOoFigureCaption"><draw:frame draw:style-name="fr30" draw:name="AOO41GS05_020" text:anchor-type="as-char" svg:width="6.0417in" svg:height="3.0783in" draw:z-index="15"><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bookmark-start text:name="__RefHeading__3476_1671937"/><text:soft-page-break/>Moving and Copying Sheets<text:bookmark-end text:name="__RefHeading__3476_1671937"/></text:h>
      <text:p text:style-name="P14">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igure_AOO41GS05_16" text:anchor-type="as-char" svg:width="3.0819in" draw:z-index="16"><draw:text-box fo:min-height="1.1181in"><text:p text:style-name="OOoFigureCaption"><draw:frame draw:style-name="fr31" draw:name="AOO41GS05_021" text:anchor-type="as-char" svg:width="3.0819in" svg:height="0.9291in" draw:z-index="17"><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4">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2">Select <text:span text:style-name="OOoMenuPath">Move/Copy Sheet</text:span> from the context menu.</text:p>
        </text:list-item>
        <text:list-item>
          <text:p text:style-name="P42">On the Move/Copy Sheet dialog (<text:sequence-ref text:reference-format="category-and-value" text:ref-name="refFigure16">Figure 17</text:sequence-ref>):</text:p>
        </text:list-item>
      </text:list>
      <text:list xml:id="list36723742" text:continue-list="list36719661"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new<text:span text:style-name="OOoMenuPath"> document</text:span>.<text:line-break/><text:span text:style-name="OOoMenuPath">Insert before:</text:span> select the position within the target document.</text:p>
            </text:list-item>
          </text:list>
        </text:list-item>
      </text:list>
      <text:list xml:id="list36739569" text:continue-list="list1189579886" text:style-name="OOoNum_20_123">
        <text:list-item>
          <text:p text:style-name="P46">When you are done, click <text:span text:style-name="OOoMenuPath">OK</text:span>.</text:p>
        </text:list-item>
      </text:list>
      <text:p text:style-name="OOoFigure"><text:soft-page-break/><draw:frame draw:style-name="fr5" draw:name="Figure_AOO41GS05_17" text:anchor-type="as-char" svg:width="3.6835in" draw:z-index="18"><draw:text-box fo:min-height="3.1417in"><text:p text:style-name="OOoFigureCaption"><draw:frame draw:style-name="fr27" draw:name="AOO41GS05_022" text:anchor-type="as-char" svg:width="3.6835in" svg:height="2.8846in" draw:z-index="19"><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6" draw:name="AOO41GS05_023_dangersign" text:anchor-type="as-char" svg:y="-0.2634in" svg:width="0.4307in" svg:height="0.398in" draw:z-index="20"><draw:image xlink:href="Pictures/10000201000000500000004A5CA4FE42.png" xlink:type="simple" xlink:show="embed" xlink:actuate="onLoad"/></draw:frame></text:p>
          </table:table-cell>
          <table:table-cell table:style-name="Table53.A1" office:value-type="string">
            <text:p text:style-name="OOoTableText">If you choose—<text:span text:style-name="OOoStrongEmphasis">new</text:span> <text:span text:style-name="OOoStrongEmphasis"><text:span text:style-name="T21">document</text:span></text:span><text:span text:style-name="OOoStrongEmphasis"><text:span text:style-name="T15">—as </text:span></text:span>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bookmark-start text:name="__RefHeading__3478_1671937"/><text:alphabetical-index-mark text:string-value="deleting" text:key1="sheets, in Calc"/>Deleting SheetsSheets can be Deleted Individually or in Groups.<text:bookmark-end text:name="__RefHeading__3478_1671937"/></text:h>
      <text:p text:style-name="OOoDefinitionTerm">Single sheet</text:p>
      <text:p text:style-name="OOoDefinition">Right-click on the tab of the sheet you want to delete and choose <text:span text:style-name="OOoMenuPath">Delete Sheet</text:span> <text:span text:style-name="T2">from the pop‑up menu, or cho</text:span><text:span text:style-name="T2">o</text:span><text:span text:style-name="T2">se </text:span><text:span text:style-name="OOoMenuPath"><text:span text:style-name="T2">Edit &gt; Sheet &gt; Delete</text:span></text:span> from the menu bar.</text:p>
      <text:p text:style-name="OOoDefinitionTerm">Multiple sheets</text:p>
      <text:p text:style-name="OOoDefinition"><text:span text:style-name="T2">To delete multiple sheets, select them as described earlier, then either right-click over one of the tabs and selec</text:span>t <text:span text:style-name="OOoMenuPath">Delete Sheet</text:span> f<text:span text:style-name="T2">rom the pop-up menu, or choose </text:span><text:span text:style-name="OOoMenuPath"><text:span text:style-name="T2">Edit &gt; Sheet &gt; Delete</text:span></text:span><text:span text:style-name="T2"> from the menu bar.</text:span></text:p>
      <text:h text:style-name="OOoHeading_20_2" text:outline-level="3"><text:bookmark-start text:name="__RefHeading__3480_1671937"/><text:alphabetical-index-mark text:string-value="renaming" text:key1="sheets, in Calc"/>Renaming Sheets<text:bookmark-end text:name="__RefHeading__3480_1671937"/></text:h>
      <text:p text:style-name="OOoTextBody">The default name for a new sheet is <text:span text:style-name="OOoEmphasis">Sheet</text:span><text:span text:style-name="T12">X</text:span><text:span text:style-name="T11">,</text:span> where <text:span text:style-name="T12">X</text:span> is a number.<text:span text:style-name="T8">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58">Right-click on a sheet tab and choose <text:span text:style-name="OOoMenuPath">Rename Sheet</text:span> from the pop-up menu; replace the existing name with a better one.</text:p>
        </text:list-item>
        <text:list-item>
          <text:p text:style-name="P55">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bookmark-start text:name="__RefHeading__3482_1671937"/><text:alphabetical-index-mark text:string-value="viewing" text:key1="Calc"/>Viewing Calc<text:bookmark-end text:name="__RefHeading__3482_1671937"/></text:h>
      <text:h text:style-name="OOoHeading_20_2" text:outline-level="3"><text:bookmark-start text:name="__RefHeading__3484_1671937"/>Using Zoom<text:bookmark-end text:name="__RefHeading__3484_1671937"/></text:h>
      <text:p text:style-name="OOoTextBody">Use the zoom function to change the view to show more or fewer cells in the window. For more about zoom, see Chapter 1 (Introducing Apache OpenOffice) in this book.</text:p>
      <text:h text:style-name="OOoHeading_20_2" text:outline-level="3"><text:bookmark-start text:name="__RefHeading__3486_1671937"/><text:alphabetical-index-mark text:string-value="freezing" text:key1="columns, in Calc"/>Freezing<text:alphabetical-index-mark text:string-value="freezing" text:key1="rows, in Calc"/> Rows and Columns<text:bookmark-end text:name="__RefHeading__3486_1671937"/></text:h>
      <text:p text:style-name="OOoTextBody">Freezing locks a number of rows at the top of a spreadsheet or a number of columns on the left of a spreadsheet or both.<text:span text:style-name="T8">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8"> T</text:span>he heavier horizontal line between rows 3 and 14 and the heavier vertical line between columns C and H denote the frozen areas.<text:span text:style-name="T8"> </text:span>Rows 4 through 13 and columns D through G have been scrolled off the page. The first three rows and columns remained because they are frozen into place.</text:p>
      <text:p text:style-name="OOoTextBody">You can set the freeze point at a row, a column, or both a row and a column as in <text:sequence-ref text:reference-format="category-and-value" text:ref-name="refFigure17">Figure 18</text:sequence-ref>.</text:p>
      <text:p text:style-name="P34">Freezing single rows or columns</text:p>
      <text:list xml:id="list36715688" text:continue-list="list36717803" text:style-name="OOoNum_20_123">
        <text:list-item text:start-value="1">
          <text:p text:style-name="P43">Click on the header for the row below where you want the freeze or for the column to the right of where you want the freeze.</text:p>
        </text:list-item>
        <text:list-item>
          <text:p text:style-name="P42">Choose <text:span text:style-name="OOoMenuPath">Window &gt; Freeze</text:span><text:span text:style-name="OOoMenuPath"><text:span text:style-name="T15">.</text:span></text:span></text:p>
        </text:list-item>
        <text:list-item>
          <text:p text:style-name="P46"><text:span text:style-name="OOoDefault">A dark line appears, indicating where the freeze is put.</text:span></text:p>
        </text:list-item>
      </text:list>
      <text:p text:style-name="P34">Freezing a row and a column</text:p>
      <text:list xml:id="list36737535" text:continue-list="list36715688" text:style-name="OOoNum_20_123">
        <text:list-item text:start-value="1">
          <text:p text:style-name="P43">Click into the cell that is immediately below the row you want frozen and immediately to the right of the column you want frozen.</text:p>
        </text:list-item>
        <text:list-item>
          <text:p text:style-name="P42">Choose <text:span text:style-name="OOoMenuPath">Window &gt; Freeze</text:span><text:span text:style-name="OOoMenuPath"><text:span text:style-name="T15">.</text:span></text:span></text:p>
        </text:list-item>
        <text:list-item>
          <text:p text:style-name="P46">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23"><text:soft-page-break/><draw:frame draw:style-name="fr7" draw:name="Figure_AOO41GS05_18" text:anchor-type="as-char" svg:width="6.2583in" draw:z-index="21"><draw:text-box fo:min-height="3.2264in"><text:p text:style-name="Figure"><draw:frame draw:style-name="fr32" draw:name="AOO41GS05_024" text:anchor-type="as-char" svg:width="6.2583in" svg:height="2.9571in" draw:z-index="22"><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text:bookmark-start text:name="__RefHeading__3488_1671937"/>Splitting the Screen<text:bookmark-end text:name="__RefHeading__3488_1671937"/></text:h>
      <text:p text:style-name="OOoTextBody">Another way to change the view is by splitting the window, also known as <text:alphabetical-index-mark-start text:id="IMark976680036" text:key1="Calc"/>splitting the screen<text:alphabetical-index-mark-end text:id="IMark976680036"/>.<text:span text:style-name="T8"> </text:span>The screen can be split either horizontally or vertically or both. You can therefore have up to four portions of the spreadsheet in view at any one time.</text:p>
      <text:p text:style-name="P12">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21"><draw:frame draw:style-name="fr12" draw:name="Figure_AOO41GS05_19" text:anchor-type="as-char" svg:y="-2.8799in" svg:width="2.5299in" draw:z-index="23"><draw:text-box fo:min-height="2.828in"><text:p text:style-name="OOoFigureCaption"><draw:frame draw:style-name="fr33" draw:name="AOO41GS05_025" text:anchor-type="as-char" svg:width="2.5299in" svg:height="2.5902in" draw:z-index="24"><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6742127" text:continue-list="list36737535"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29"><text:soft-page-break/><draw:frame draw:style-name="fr1" draw:name="Figure_AOO41GS05_20" text:anchor-type="as-char" svg:y="-1.2362in" svg:width="3.4126in" draw:z-index="25"><draw:text-box fo:min-height="1.2472in"><text:p text:style-name="P24"><draw:frame draw:style-name="fr29" draw:name="AOO41GS05_026" text:anchor-type="paragraph" svg:width="2.3138in" svg:height="1.0374in" draw:z-index="26"><draw:image xlink:href="Pictures/10000201000000F30000006D0DAAC90A.png" xlink:type="simple" xlink:show="embed" xlink:actuate="onLoad"/></draw:frame></text:p><text:p text:style-name="OOoFigureCaption">Figure <text:sequence text:ref-name="refFigure19" text:name="Figure" text:formula="ooow:Figure+1" style:num-format="1">20</text:sequence>. Split screen bar on vertical scroll bar</text:p></draw:text-box></draw:frame></text:p>
      <text:list xml:id="list36739572"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30"><draw:frame draw:style-name="fr9" draw:name="Figure_AOO41GS05_21" text:anchor-type="as-char" svg:width="2.2256in" draw:z-index="27"><draw:text-box fo:min-height="1.7256in"><text:p text:style-name="P25"><draw:frame draw:style-name="fr34" draw:name="AOO41GS05_027_VerticalSplitRulerwithCursor" text:anchor-type="as-char" svg:width="0.5425in" svg:height="1.2717in" draw:z-index="28"><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6720769"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8"> </text:span>Thus, you can make changes to the Beta and A0 values and watch their e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6720653" text:continue-list="list36720769"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23"><draw:frame draw:style-name="fr9" draw:name="Figure_AOO41GS05_22" text:anchor-type="as-char" svg:width="3.0701in" draw:z-index="29"><draw:text-box fo:min-height="1.1665in"><text:p text:style-name="OOoFigureCaption"><draw:frame draw:style-name="fr29" draw:name="AOO41GS05_028" text:anchor-type="paragraph" svg:width="3.0374in" svg:height="0.8665in" draw:z-index="30"><draw:image xlink:href="Pictures/100002010000013F0000005B66F78D07.png" xlink:type="simple" xlink:show="embed" xlink:actuate="onLoad"/></draw:frame>Figure <text:sequence text:ref-name="refFigure21" text:name="Figure" text:formula="ooow:Figure+1" style:num-format="1">22</text:sequence>: Split bar on horizontal scroll bar</text:p></draw:text-box></draw:frame></text:p>
      <text:list xml:id="list36725013" text:continue-numbering="true" text:style-name="OOoNum_20_123">
        <text:list-item>
          <text:p text:style-name="OOoNum_20_123_20_Cont.">Move the mouse pointer over this line, and it turns into a line with two arrows.</text:p>
        </text:list-item>
        <text:list-item>
          <text:p text:style-name="OOoNum_20_123_20_Cont."><text:soft-page-break/>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6721521" text:continue-list="list36723742" text:style-name="OOoBullets_20_1">
        <text:list-item>
          <text:p text:style-name="OOoList_20_1_20_Cont.">Click on and drag the split lines back to their places at the ends of the scroll bars.</text:p>
        </text:list-item>
        <text:list-item>
          <text:p text:style-name="P57">Choose <text:span text:style-name="OOoMenuPath">Window &gt; Split</text:span> to remove all split lines at the same time.</text:p>
        </text:list-item>
      </text:list>
      <text:h text:style-name="OOoHeading_20_1" text:outline-level="2"><text:bookmark-start text:name="__RefHeading__3490_1671937"/>Entering Data Using the Keyboard<text:bookmark-end text:name="__RefHeading__3490_1671937"/></text:h>
      <text:p text:style-name="P14">Most data entry in Calc can be accomplished using the keyboard.</text:p>
      <text:h text:style-name="OOoHeading_20_2" text:outline-level="3"><text:bookmark-start text:name="__RefHeading__3492_1671937"/>Entering <text:alphabetical-index-mark-start text:id="IMark63399916" text:key1="data entry, Calc"/>Numbers<text:bookmark-end text:name="__RefHeading__3492_1671937"/><text:alphabetical-index-mark-end text:id="IMark63399916"/></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beginning</text:span> with 0 is entered in to a cell, Calc will drop the 0 (for example 01234 becomes 1234).</text:p>
          </table:table-cell>
        </table:table-row>
      </table:table>
      <text:p text:style-name="P23"><text:soft-page-break/><text:span text:style-name="OOoMenuPath"><text:span text:style-name="T10"><draw:frame draw:style-name="fr13" draw:name="Figure_AOO41GS05_23" text:anchor-type="as-char" svg:y="-1.8799in" svg:width="6.3098in" draw:z-index="31"><draw:text-box fo:min-height="4.4161in"><text:p text:style-name="OOoFigureCaption"><draw:frame draw:style-name="fr29" draw:name="AOO41GS05_029" text:anchor-type="paragraph" svg:width="6.3043in" svg:height="4.2189in" draw:z-index="32"><draw:image xlink:href="Pictures/1000020100000296000001BB297A4573.png" xlink:type="simple" xlink:show="embed" xlink:actuate="onLoad"/></draw:frame>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5">. In the Format Cells dialog (</text:span></text:span><text:span text:style-name="OOoMenuPath"><text:span text:style-name="T15"><text:sequence-ref text:reference-format="category-and-value" text:ref-name="refFigure22">Figure 23</text:sequence-ref></text:span></text:span><text:span text:style-name="OOoMenuPath"><text:span text:style-name="T15">), under </text:span></text:span><text:span text:style-name="OOoMenuPath"><text:span text:style-name="T14">Options</text:span></text:span><text:span text:style-name="OOoMenuPath"><text:span text:style-name="T10"> select the required number of </text:span></text:span><text:span text:style-name="OOoMenuPath"><text:span text:style-name="T14">Leading zeros.</text:span></text:span></text:p>
      <text:p text:style-name="OOoTextBody"><text:span text:style-name="OOoMenuPath"><text:span text:style-name="T10">The number selected for leading zeros needs to be one higher than the digits in a number. For example, if the number is 1234, the number entered for the leading zero will be 5.</text:span></text:span></text:p>
      <text:h text:style-name="OOoHeading_20_2" text:outline-level="3"><text:bookmark-start text:name="__RefHeading__3494_1671937"/>Entering <text:alphabetical-index-mark-start text:id="IMark63399916" text:key1="data entry, Calc"/>Text<text:bookmark-end text:name="__RefHeading__3494_1671937"/><text:alphabetical-index-mark-end text:id="IMark63399916"/></text:h>
      <text:p text:style-name="OOoTextBody">Click in the cell and type the text. Text is left-aligned by default.</text:p>
      <text:h text:style-name="OOoHeading_20_2" text:outline-level="3"><text:bookmark-start text:name="__RefHeading__3496_1671937"/>Entering <text:alphabetical-index-mark-start text:id="IMark63399916" text:key1="data entry, Calc"/>Numbers as Text<text:bookmark-end text:name="__RefHeading__3496_1671937"/><text:alphabetical-index-mark-end text:id="IMark63399916"/></text:h>
      <text:p text:style-name="P13">A number can be entered as text to preserve a leading zero by<text:span text:style-name="T8"> </text:span>entering an apostrophe before the number, like this: <text:span text:style-name="OOoKeyboardInput">'01481</text:span>.</text:p>
      <text:p text:style-name="P18">The data is now regarded as text by Calc and displayed exactly as entered. Typically,<text:span text:style-name="T8">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bookmark-start text:name="__RefHeading__3498_1671937"/><text:soft-page-break/>Entering <text:alphabetical-index-mark-start text:id="IMark63399916" text:key1="data entry, Calc"/>Dates and Times<text:bookmark-end text:name="__RefHeading__3498_1671937"/><text:alphabetical-index-mark-end text:id="IMark63399916"/></text:h>
      <text:p text:style-name="OOoTextBody">Select the cell and type the date or time. You can separate the date elements with a slant (/) or a hyphen (–) or use text such as 10 Oct 20. Calc recognizes a variety of date formats.<text:span text:style-name="T8">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text:bookmark-start text:name="__RefHeading__3500_1671937"/>Deactivating <text:alphabetical-index-mark-start text:id="IMark63399916"/>Automatic Changes<text:bookmark-end text:name="__RefHeading__3500_1671937"/><text:alphabetical-index-mark-end text:id="IMark63399916"/></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63399196"/>quotation marks<text:alphabetical-index-mark-end text:id="IMark63399196"/>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63399196"/>AutoInput<text:alphabetical-index-mark-end text:id="IMark63399196"/></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bookmark-start text:name="__RefHeading__3502_1671937"/><text:alphabetical-index-mark text:string-value="speeding up" text:key1="data entry, Calc"/>Speeding Up Data Entry<text:bookmark-end text:name="__RefHeading__3502_1671937"/></text:h>
      <text:p text:style-name="OOoTextBody">Entering data into a spreadsheet can be very labor-intensive, but Calc provides several tools for removing som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text:bookmark-start text:name="__RefHeading__3504_1671937"/>Using the <text:alphabetical-index-mark-start text:id="IMark63399196" text:key1="data entry, Calc"/><text:alphabetical-index-mark text:string-value="Fill tool, Calc"/>Fill Tool<text:alphabetical-index-mark-end text:id="IMark63399196"/> on Cells<text:bookmark-end text:name="__RefHeading__3504_1671937"/></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6" draw:name="AOO41GS05_030_dangersign" text:anchor-type="as-char" svg:y="-0.2634in" svg:width="0.4307in" svg:height="0.398in" draw:z-index="33"><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igure_AOO41GS05_24" text:anchor-type="as-char" svg:width="4.9827in" draw:z-index="34"><draw:text-box fo:min-height="2.4673in"><text:p text:style-name="OOoFigureCaption"><draw:frame draw:style-name="fr27" draw:name="AOO41GS05_031" text:anchor-type="as-char" svg:width="4.9827in" svg:height="2.2181in" draw:z-index="35"><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63399436" text:key1="data entry, Calc"/>fill series<text:alphabetical-index-mark-end text:id="IMark63399436"/>.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igure_AOO41GS05_25" text:anchor-type="as-char" svg:width="6.6457in" draw:z-index="36"><draw:text-box fo:min-height="2.8772in"><text:p text:style-name="OOoFigureCaption"><draw:frame draw:style-name="fr27" draw:name="AOO41GS05_032" text:anchor-type="as-char" svg:width="6.6457in" svg:height="2.661in" draw:z-index="37"><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igure_AOO41GS05_26" text:anchor-type="as-char" svg:width="4.128in" draw:z-index="38"><draw:text-box fo:min-height="2.7398in"><text:p text:style-name="P35"><draw:frame draw:style-name="fr35" draw:name="AOO41GS05_033" text:anchor-type="as-char" svg:y="-2.5181in" svg:width="2.3646in" svg:height="2.5146in" draw:z-index="39"><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_5f_ListIntro">To define your own fill series:</text:p>
      <text:list xml:id="list36720333" text:continue-list="list36725013"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5"><draw:frame draw:style-name="fr14" draw:name="Figure_AOO41GS05_27" text:anchor-type="as-char" svg:width="6.6457in" draw:z-index="40"><draw:text-box fo:min-height="2.0134in"><text:p text:style-name="OOoFigureCaption"><draw:frame draw:style-name="fr36" draw:name="AOO41GS05_034" text:anchor-type="as-char" svg:y="-1.5252in" svg:width="6.6457in" svg:height="1.7764in" draw:z-index="41"><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5"> </text:span></text:span></text:p>
      <text:list xml:id="list36724173"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23"><text:span text:style-name="OOoMenuPath"><text:span text:style-name="T15"><draw:frame draw:style-name="fr14" draw:name="Figure_AOO41GS05_28" text:anchor-type="as-char" svg:width="6.5638in" draw:z-index="42"><draw:text-box fo:min-height="2.3374in"><text:p text:style-name="OOoFigureCaption"><draw:frame draw:style-name="fr37" draw:name="AOO41GS05_035" text:anchor-type="as-char" svg:width="6.5638in" svg:height="2.0783in" draw:z-index="43"><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AOO41GS05_036" text:anchor-type="paragraph" svg:x="5.3591in" svg:y="0.0882in" svg:width="1.3189in" svg:height="2.5917in" draw:z-index="85"><draw:image xlink:href="Pictures/10000201000000A40000014192F44D7A.png" xlink:type="simple" xlink:show="embed" xlink:actuate="onLoad"/></draw:frame><text:bookmark-start text:name="__RefHeading__3506_1671937"/>Using <text:alphabetical-index-mark-start text:id="IMark63400636" text:key1="data entry, Calc"/><text:alphabetical-index-mark text:string-value="selection lists, Calc"/>Selection Lists<text:bookmark-end text:name="__RefHeading__3506_1671937"/><text:alphabetical-index-mark-end text:id="IMark63400636"/></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bookmark-start text:name="__RefHeading__3508_1671937"/><text:alphabetical-index-mark text:string-value="validating cell contents, Calc"/><text:alphabetical-index-mark text:string-value="validating cell contents" text:key1="data entry, Calc"/>Validating Cell Contents<text:bookmark-end text:name="__RefHeading__3508_1671937"/></text:h>
      <text:p text:style-name="P13">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text:bookmark-start text:name="__RefHeading__3510_1671937"/>Editing Data<text:bookmark-end text:name="__RefHeading__3510_1671937"/></text:h>
      <text:p text:style-name="OOoTextBody"><text:alphabetical-index-mark text:string-value="editing data, Calc"/><text:alphabetical-index-mark text:string-value="editing data" text:key1="Calc"/><text:span text:style-name="OOoDefault">Editing data is done in much the same way as entering data. The first step is to select the cell containing the data to be edited.</text:span></text:p>
      <text:h text:style-name="OOoHeading_20_2" text:outline-level="3"><text:bookmark-start text:name="__RefHeading__3512_1671937"/><text:alphabetical-index-mark text:string-value="removing data from a cell" text:key1="data editing, Calc"/>Removing Data from a Cell<text:bookmark-end text:name="__RefHeading__3512_1671937"/></text:h>
      <text:p text:style-name="P14"><text:span text:style-name="OOoDefault">Data can be removed (deleted) from a cell in several ways.</text:span></text:p>
      <text:p text:style-name="OOoDefinitionTerm"><text:span text:style-name="OOoDefault"><text:span text:style-name="T16">Removing data only</text:span></text:span></text:p>
      <text:p text:style-name="OOoDefinition"><text:span text:style-name="OOoDefault">The data alone can be removed from a cell without removing any of the formatting</text:span><text:span text:style-name="OOoDefault"><text:span text:style-name="T1"> of the cell. Click in the cell to select it, and then press the </text:span></text:span><text:span text:style-name="OOoKeystroke"><text:span text:style-name="T1">Backspace</text:span></text:span><text:span text:style-name="OOoDefault"><text:span text:style-name="T1"> key.</text:span></text:span></text:p>
      <text:p text:style-name="OOoDefinitionTerm"><text:span text:style-name="OOoDefault"><text:span text:style-name="T17">Removing data and formatting</text:span></text:span></text:p>
      <text:p text:style-name="OOoDefinition"><text:span text:style-name="OOoDefault"><text:span text:style-name="T1">The data and the formatting can be removed from a cell at the same time. Press the </text:span></text:span><text:span text:style-name="OOoKeystroke"><text:span text:style-name="T1">Delete</text:span></text:span><text:span text:style-name="OOoDefault"><text:span text:style-name="T1"> key (or right-click and choose </text:span></text:span><text:span text:style-name="OOoMenuPath">Delete Contents</text:span><text:span text:style-name="OOoDefault"><text:span text:style-name="T1">, or use </text:span></text:span><text:span text:style-name="OOoMenuPath">Edit &gt; Delete Contents</text:span><text:span text:style-name="OOoDefault"><text:span text:style-name="T1">) to open the </text:span></text:span><text:span text:style-name="OOoMenuPath"><text:span text:style-name="T1">Delete Contents</text:span></text:span><text:span text:style-name="OOoDefault"><text:span text:style-name="T1"> dialog. From this dialog, the different aspects of the cell can be deleted. To delete everything in a cell (contents and format), check </text:span></text:span><text:span text:style-name="OOoMenuPath"><text:span text:style-name="T1">Delete all</text:span></text:span><text:span text:style-name="OOoDefault"><text:span text:style-name="T1">.</text:span></text:span></text:p>
      <text:p text:style-name="P31"><text:span text:style-name="OOoDefault"><text:span text:style-name="T1"><draw:frame draw:style-name="fr14" draw:name="Figure_AOO41GS05_29" text:anchor-type="as-char" svg:width="4.2634in" draw:z-index="44"><draw:text-box fo:min-height="3.1173in"><text:p text:style-name="OOoFigureCaption"><draw:frame draw:style-name="fr20" draw:name="AOO41GS05_037" text:anchor-type="as-char" svg:width="4.2634in" svg:height="2.9in" draw:z-index="45"><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bookmark-start text:name="__RefHeading__3514_1671937"/><text:alphabetical-index-mark text:string-value="replacing all data in a cell" text:key1="data editing, Calc"/>Replacing All the Data in a Cell<text:bookmark-end text:name="__RefHeading__3514_1671937"/></text:h>
      <text:p text:style-name="OOoTextBody"><text:span text:style-name="OOoDefault"><text:span text:style-name="T1">To remove data and insert new data, simply type over the old data. The new data will retain the original formatting.</text:span></text:span></text:p>
      <text:h text:style-name="OOoHeading_20_2" text:outline-level="3"><text:bookmark-start text:name="__RefHeading__3516_1671937"/><text:alphabetical-index-mark text:string-value="changing data in a cell" text:key1="data editing, Calc"/>Changing Part of the Data in a Cell<text:bookmark-end text:name="__RefHeading__3516_1671937"/></text:h>
      <text:p text:style-name="OOoTextBody">Sometimes it is necessary to change the con<text:span text:style-name="T1">tents of cell without removing all the contents, for example if the phrase “See Dick run” is in a cell, and it needs to be changed to “See Dick run fast.” It is often useful to do this without deleting the old cell contents first.</text:span></text:p>
      <text:p text:style-name="P17">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ropriate cell, press the </text:span><text:span text:style-name="OOoKeystroke"><text:span text:style-name="T1">F2</text:span></text:span><text:span text:style-name="OOoDefault"><text:span text:style-name="T1"> key and the cursor is placed at the end of the cell. Then use the keyboard arrow keys to move the cursor through the text in the cell.</text:span></text:span></text:p>
      <text:p text:style-name="OOoDefinitionTerm"><text:span text:style-name="OOoDefault"><text:span text:style-name="T17">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text:bookmark-start text:name="__RefHeading__3518_1671937"/>Formatting Data<text:bookmark-end text:name="__RefHeading__3518_1671937"/></text:h>
      <text:p text:style-name="OOoTextBody"><text:span text:style-name="OOoDefault">The data in Calc can be </text:span><text:alphabetical-index-mark text:string-value="formatting" text:key1="cells, in Calc"/><text:span text:style-name="OOoDefault">formatted</text:span><text:span text:style-name="OOoDefault"><text:span text:style-name="T1">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1"> tab of the </text:span></text:span><text:span text:style-name="T1">Sidebar</text:span><text:span text:style-name="OOoDefault"><text:span text:style-name="T1"> also contains panels for </text:span></text:span><text:span text:style-name="OOoStrongEmphasis">Text</text:span><text:span text:style-name="OOoDefault"><text:span text:style-name="T1"> properties, </text:span></text:span><text:span text:style-name="OOoStrongEmphasis">Alignment</text:span><text:span text:style-name="OOoDefault"><text:span text:style-name="T1">, </text:span></text:span><text:span text:style-name="OOoStrongEmphasis">Cell Appearance</text:span><text:span text:style-name="OOoDefault"><text:span text:style-name="T1">, and </text:span></text:span><text:span text:style-name="OOoStrongEmphasis">Number Format</text:span><text:span text:style-name="OOoDefault"><text:span text:style-name="T1">. For more control and extra options, click the More Options icon at the right edge of the </text:span></text:span><text:span text:style-name="T1">Sidebar</text:span><text:span text:style-name="OOoDefault"><text:span text:style-name="T1"> panel titles or select the appropriate cell or cells, right-click on it, and select </text:span></text:span><text:span text:style-name="OOoMenuPath"><text:span text:style-name="T1">Format Cells</text:span></text:span><text:span text:style-name="OOoDefault"><text:span text:style-name="T1">.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bookmark-start text:name="__RefHeading__3520_1671937"/><text:span text:style-name="OOoDefault"><text:span text:style-name="T18">Formatting Multiple Lines of Text</text:span></text:span><text:bookmark-end text:name="__RefHeading__3520_1671937"/></text:h>
      <text:p text:style-name="OOoTextBody"><text:span text:style-name="OOoDefault">Multiple lines of text can be entered into a single cell</text:span><text:span text:style-name="OOoDefault"><text:span text:style-name="T1"> using automatic wrapping or manual line breaks. Each method is useful for different situations.</text:span></text:span></text:p>
      <text:h text:style-name="OOoHeading_20_3" text:outline-level="4"><text:span text:style-name="OOoDefault"><text:span text:style-name="T19">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mat Cells</text:span></text:span><text:span text:style-name="T1"> (or choose </text:span><text:span text:style-name="OOoMenuPath"><text:span text:style-name="T1">Format &gt; Cells</text:span></text:span><text:span text:style-name="T1"> from the menu bar, or press </text:span><text:span text:style-name="OOoKeystroke">Ctrl+1</text:span><text:span text:style-name="T1">).</text:span><text:span text:style-name="OOoDefault"><text:span text:style-name="T1"> On the </text:span></text:span><text:span text:style-name="OOoEmphasis">Alignment</text:span><text:span text:style-name="OOoMenuPath"><text:span text:style-name="T1"> </text:span></text:span><text:span text:style-name="OOoDefault"><text:span text:style-name="T1">tab (</text:span></text:span><text:span text:style-name="OOoDefault"><text:span text:style-name="T1"><text:sequence-ref text:reference-format="category-and-value" text:ref-name="refFigure29">Figure 30</text:sequence-ref></text:span></text:span><text:span text:style-name="OOoDefault"><text:span text:style-name="T1">), under Properties, select </text:span></text:span><text:span text:style-name="OOoMenuPath">Wrap text automatically </text:span><text:span text:style-name="OOoMenuPath"><text:span text:style-name="T15">and click </text:span></text:span><text:span text:style-name="OOoMenuPath"><text:span text:style-name="T5">OK</text:span></text:span><text:span text:style-name="OOoDefault"><text:span text:style-name="T1">.</text:span></text:span><text:span text:style-name="OOoDefault"><text:span text:style-name="T1"> This setting is also a</text:span></text:span><text:span text:style-name="OOoDefault"><text:span text:style-name="T1">vailable on the </text:span></text:span><text:span text:style-name="OOoStrongEmphasis">Alignment</text:span><text:span text:style-name="OOoDefault"><text:span text:style-name="T1"> panel of the </text:span></text:span><text:span text:style-name="OOoStrongEmphasis">Properties</text:span><text:span text:style-name="OOoDefault"><text:span text:style-name="T1"> deck of the Sidebar.</text:span></text:span><text:span text:style-name="OOoDefault"><text:span text:style-name="T1"> The results are shown in </text:span></text:span><text:span text:style-name="OOoDefault"><text:span text:style-name="T1"><text:sequence-ref text:reference-format="category-and-value" text:ref-name="refFigure30">Figure 31</text:sequence-ref></text:span></text:span><text:span text:style-name="OOoDefault"><text:span text:style-name="T1"> alongside examples of text that overflows into neighboring empty cells or whose display is truncated </text:span></text:span><text:span text:style-name="OOoDefault"><text:span text:style-name="T1">because the cell does not have text wrapping turned on</text:span></text:span><text:span text:style-name="OOoDefault"><text:span text:style-name="T1">.</text:span></text:span></text:p>
      <text:p text:style-name="P23"><text:soft-page-break/><draw:frame draw:style-name="fr16" draw:name="Figure_AOO41GS05_30" text:anchor-type="as-char" svg:y="-3.7409in" svg:width="5.9335in" draw:z-index="46"><draw:text-box fo:min-height="3.9252in"><text:p text:style-name="OOoFigureCaption"><draw:frame draw:style-name="fr29" draw:name="AOO41GS05_038" text:anchor-type="paragraph" svg:width="5.9335in" svg:height="3.9374in" draw:z-index="47"><draw:image xlink:href="Pictures/100002010000031100000209C5E0A268.png" xlink:type="simple" xlink:show="embed" xlink:actuate="onLoad"/></draw:frame>Figure <text:sequence text:ref-name="refFigure29" text:name="Figure" text:formula="ooow:Figure+1" style:num-format="1">30</text:sequence>: Format Cells &gt; Alignment dialog</text:p></draw:text-box></draw:frame></text:p>
      <text:p text:style-name="P23"><text:span text:style-name="OOoDefault"><text:span text:style-name="T1"><draw:frame draw:style-name="fr14" draw:name="Figure_AOO41GS05_31" text:anchor-type="as-char" svg:width="5.8252in" draw:z-index="48"><draw:text-box fo:min-height="1.4209in"><text:p text:style-name="OOoFigureCaption"><draw:frame draw:style-name="fr29" draw:name="AOO41GS05_039" text:anchor-type="paragraph" svg:width="5.7602in" svg:height="1.2957in" draw:z-index="49"><draw:image xlink:href="Pictures/100000000000025600000082AF3D3DFC.png" xlink:type="simple" xlink:show="embed" xlink:actuate="onLoad"/></draw:frame>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19">Using Manual Line Breaks</text:span></text:span></text:h>
      <text:p text:style-name="P13"><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Figure"><text:span text:style-name="OOoDefault"><text:s/></text:span><text:span text:style-name="OOoDefault"><draw:frame draw:style-name="fr17" draw:name="Figure_AOO41GS05_32" text:anchor-type="as-char" svg:width="4.7102in" draw:z-index="50"><draw:text-box fo:min-height="1.1528in"><text:p text:style-name="OOoFigureCaption"><draw:frame draw:style-name="fr39" draw:name="AOO41GS05_040" text:anchor-type="paragraph" svg:x="-0.0008in" svg:y="0.0161in" svg:width="4.6457in" svg:height="1.0071in" draw:z-index="51"><draw:image xlink:href="Pictures/100000000000029D00000091F977F489.png" xlink:type="simple" xlink:show="embed" xlink:actuate="onLoad"/></draw:frame>Figure <text:sequence text:ref-name="refFigure31" text:name="Figure" text:formula="ooow:Figure+1" style:num-format="1">32</text:sequence>: Cell with manual line breaks</text:p></draw:text-box></draw:frame></text:span></text:p>
      <text:h text:style-name="OOoHeading_20_2" text:outline-level="3"><text:bookmark-start text:name="__RefHeading__3522_1671937"/>Shrinking Text to Fit the Cell<text:bookmark-end text:name="__RefHeading__3522_1671937"/></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equence-ref text:reference-format="category-and-value" text:ref-name="refFigure32">Figure 33</text:sequence-ref><text:soft-page-break/> shows the results in the top left cell along with other cells in the default font size demonstrating text overflow or truncation.</text:p>
      <text:p text:style-name="P23"><draw:frame draw:style-name="fr17" draw:name="Figure_AOO41GS05_33" text:anchor-type="as-char" svg:width="4.872in" draw:z-index="52"><draw:text-box fo:min-height="0.9091in"><text:p text:style-name="OOoFigureCaption"><draw:frame draw:style-name="fr29" draw:name="AOO41GS05_041" text:anchor-type="paragraph" svg:width="4.8193in" svg:height="0.722in" draw:z-index="53"><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20">Formatting Numbers</text:span></text:span><text:bookmark-end text:name="__RefHeading__3556_2086952102"/></text:h>
      <text:p text:style-name="OOoTextBody_5f_ListIntro"><text:span text:style-name="T1">Several number formats can be applied to cells by using icons on the Formatting toolbar. Select the cell, then click the relevant icon. Not all the icons in </text:span><text:span text:style-name="T1"><text:sequence-ref text:reference-format="category-and-value" text:ref-name="refFigure33">Figure 34</text:sequence-ref></text:span><text:span text:style-name="T1"> are visible by default. Icons can be added or removed from the toolbar as explained in the </text:span>Customizing toolbars section of Chapter 1 (Introducing Apache OpenOffice).</text:p>
      <text:p text:style-name="OOoFigure"><draw:frame draw:style-name="fr17" draw:name="Figure_AOO41GS05_34" text:anchor-type="as-char" svg:width="4.0866in" draw:z-index="54"><draw:text-box fo:min-height="1.0846in"><text:p text:style-name="P35"><draw:frame draw:style-name="fr40" draw:name="AOO41GS05_042" text:anchor-type="as-char" svg:width="2.3811in" svg:height="0.4791in" draw:z-index="55"><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For more control or to select other number formats, use the </text:span><text:span text:style-name="OOoEmphasis">Numbers</text:span><text:span text:style-name="T1"> tab (</text:span><text:span text:style-name="T1"><text:sequence-ref text:reference-format="category-and-value" text:ref-name="refFigure34">Figure 35</text:sequence-ref></text:span><text:span text:style-name="T1">) of the Format Cells dialog:</text:span></text:p>
      <text:list xml:id="list229655496" text:style-name="OOoBullets_20_1">
        <text:list-item>
          <text:p text:style-name="P52">Apply any of the data types in the Category list to the data.</text:p>
        </text:list-item>
      </text:list>
      <text:list xml:id="list36734617" text:continue-list="list36721521" text:style-name="OOoBullets_20_1">
        <text:list-item>
          <text:p text:style-name="P59">Control the number of decimal places and leading zeros.</text:p>
        </text:list-item>
        <text:list-item>
          <text:p text:style-name="P56">Enter a custom format code.</text:p>
        </text:list-item>
      </text:list>
      <text:p text:style-name="P17">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p text:style-name="OOoFigure"><text:span text:style-name="OOoDefault"><text:span text:style-name="T7"/></text:span></text:p>
      <text:p text:style-name="OOoFigure"><text:soft-page-break/><text:span text:style-name="OOoDefault"><text:span text:style-name="T7"><draw:frame draw:style-name="fr6" draw:name="Figure_AOO41GS05_35" text:anchor-type="as-char" svg:y="-3.6374in" svg:width="6.6118in" draw:z-index="56"><draw:text-box fo:min-height="3.9783in"><text:p text:style-name="Figure"><draw:frame draw:style-name="fr41" draw:name="AOO41GS05_043" text:anchor-type="paragraph" svg:width="6.4953in" svg:height="3.6398in" style:rel-height="scale" draw:z-index="57"><draw:image xlink:href="Pictures/1000000000000252000001DE2787AD3C.png" xlink:type="simple" xlink:show="embed" xlink:actuate="onLoad"/></draw:frame>Figure <text:sequence text:ref-name="refFigure34" text:name="Figure" text:formula="ooow:Figure+1" style:num-format="1">35</text:sequence>: Format Cells &gt; Numbers</text:p></draw:text-box></draw:frame></text:span></text:span></text:p>
      <text:h text:style-name="OOoHeading_20_2" text:outline-level="3"><text:bookmark-start text:name="__RefHeading__3524_1671937"/>Formatting the Font<text:bookmark-end text:name="__RefHeading__3524_1671937"/></text:h>
      <text:p text:style-name="OOoTextBody"><text:span text:style-name="T1">To quickly choose the font used in a cell, select the cell, then click the arrow next to the Font Name box</text:span><text:span text:style-name="T1"> on the </text:span><text:span text:style-name="T1">Sidebar</text:span><text:span text:style-name="T1"> or</text:span><text:span text:style-name="T1">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17"><draw:frame draw:style-name="fr42" draw:name="AOO41GS05_044_FontColor" text:anchor-type="paragraph" svg:x="4.9236in" svg:y="0.0161in" svg:width="1.7862in" svg:height="2.5827in" draw:z-index="86"><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17">To choose a font color, click the arrow next to the Font Color icon to display a color palette. Click on the required color.</text:p>
      <text:p text:style-name="OOoTextBody"><text:span text:style-name="T1">(To define custom colors, use </text:span><text:span text:style-name="OOoMenuPath">Tools &gt; Options &gt; OpenOffice &gt; Colors</text:span><text:span text:style-name="T1">. See Chapter 11.)</text:span></text:p>
      <text:p text:style-name="OOoTextBody"><text:span text:style-name="T1">All the formatting options just discussed are also available in the </text:span><text:span text:style-name="OOoStrongEmphasis">Text </text:span><text:span text:style-name="T1">panel of the </text:span><text:span text:style-name="OOoStrongEmphasis">Properties</text:span><text:span text:style-name="T1"> deck of the Sidebar.</text:span></text:p>
      <text:p text:style-name="P13"><text:span text:style-name="T1">To specify the language of the cell (useful because it allows different languages to exist in the same document and be spell-checked correctly), use the </text:span><text:span text:style-name="OOoEmphasis">Font</text:span><text:span text:style-name="T1"> tab of the Format Cells dialog. Use the </text:span><text:span text:style-name="OOoEmphasis">Font Effects</text:span><text:span text:style-name="T1"> tab to set other font characteristics. See Chapter 4 (Using Styles and Templates in Calc) of the </text:span><text:span text:style-name="OOoEmphasis">Calc Guide</text:span><text:span text:style-name="T1"> for more information.</text:span></text:p>
      <text:h text:style-name="P47" text:outline-level="3"><text:bookmark-start text:name="__RefHeading__3526_1671937"/><text:soft-page-break/>Formatting the Cell Borders<text:bookmark-end text:name="__RefHeading__3526_1671937"/></text:h>
      <text:p text:style-name="P17">To add a border to a cell (or group of selected cells) click on the Borders icon on the formatting toolbar, and select one of the border options displayed in the palette.</text:p>
      <text:p text:style-name="P17">To quickly choose a line style and color for the borders of a cell, click the small arrows next to the Line Style and Line Color icons on the Formatting toolbar. In each case, a palette of choices is displayed.</text:p>
      <text:p text:style-name="OOoTextBody"><text:span text:style-name="T1">Icons for the </text:span><text:span text:style-name="T1">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For more controls, including the spacing between the cell borders and the text, use the </text:span><text:span text:style-name="OOoEmphasis">Borders</text:span><text:span text:style-name="T1"> tab of the Format Cells dialog.</text:span><text:span text:style-name="T1"> The same dialog can be reached through the </text:span><text:span text:style-name="OOoEmphasis">More Options</text:span><text:span text:style-name="T1"> button in the line style</text:span><text:span text:style-name="T1"> list in the Sidebar.</text:span><text:span text:style-name="T1"> There you can also define a shadow. See Chapter 4 (Using Styles and Templates in Calc) of the </text:span><text:span text:style-name="OOoEmphasis">Calc Guide</text:span><text:span text:style-name="T1">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text:bookmark-start text:name="__RefHeading__3528_1671937"/>Formatting the Cell Background<text:bookmark-end text:name="__RefHeading__3528_1671937"/></text:h>
      <text:p text:style-name="P17">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To define custom colors, use </text:span><text:span text:style-name="OOoMenuPath">Tools &gt; Options &gt; OpenOffice &gt; Colors</text:span><text:span text:style-name="T1">. See Chapter 11 for more information.)</text:span></text:p>
      <text:p text:style-name="OOoTextBody"><text:span text:style-name="T1">You can also use the </text:span><text:span text:style-name="OOoEmphasis">Background</text:span><text:span text:style-name="T1"> tab of the Format Cells dialog. See Chapter 4 (Using Styles and Templates in Calc) of the </text:span><text:span text:style-name="OOoEmphasis">Calc Guide</text:span><text:span text:style-name="T1"> for details.</text:span></text:p>
      <text:h text:style-name="OOoHeading_20_1" text:outline-level="2"><text:bookmark-start text:name="__RefHeading__3530_1671937"/>Auto-formatting Cells and Sheets<text:bookmark-end text:name="__RefHeading__3530_1671937"/></text:h>
      <text:p text:style-name="OOoTextBody_5f_ListIntro">You can use the <text:alphabetical-index-mark-start text:id="IMark63398236" text:key1="formatting, Calc"/><text:alphabetical-index-mark-start text:id="IMark34583812" text:key1="Calc"/>AutoFormat<text:alphabetical-index-mark-end text:id="IMark34583812"/><text:alphabetical-index-mark-end text:id="IMark63398236"/><text:alphabetical-index-mark text:string-value="AutoFormat, Calc"/> feature to quickly apply a set of cell formats to a sheet or a selected cell range.</text:p>
      <text:list xml:id="list36717333" text:continue-list="list36724173"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7" draw:name="Figure_AOO41GS05_36" text:anchor-type="as-char" svg:width="6.6846in" draw:z-index="58"><draw:text-box fo:min-height="3.6783in"><text:p text:style-name="OOoFigureCaption"><draw:frame draw:style-name="fr43" draw:name="AOO41GS05_045" text:anchor-type="as-char" svg:width="6.6846in" svg:height="3.4091in" draw:z-index="59"><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6733959"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text:bookmark-start text:name="__RefHeading__3532_1671937"/>Defining a New AutoFormat<text:bookmark-end text:name="__RefHeading__3532_1671937"/></text:h>
      <text:p text:style-name="OOoTextBody_5f_ListIntro">You can define a new AutoFormat that is available to all spreadsheets.</text:p>
      <text:list xml:id="list36721001" text:continue-list="list36733959"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text:bookmark-start text:name="__RefHeading__3534_1671937"/><text:soft-page-break/>Formatting Spreadsheets Using <text:alphabetical-index-mark-start text:id="IMark63399916" text:key1="formatting, Calc"/><text:alphabetical-index-mark-start text:id="IMark63400012" text:key1="Calc"/>Themes<text:bookmark-end text:name="__RefHeading__3534_1671937"/><text:alphabetical-index-mark-end text:id="IMark63400012"/><text:alphabetical-index-mark-end text:id="IMark63399916"/></text:h>
      <text:p text:style-name="P14">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o apply a theme to a spreadsheet:</text:p>
      <text:list xml:id="list36741093" text:continue-list="list36721001"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8" draw:name="Figure_AOO41GS05_37" text:anchor-type="as-char" svg:width="2.5118in" draw:z-index="60"><draw:text-box fo:min-height="0.6472in"><text:p text:style-name="OOoFigureCaption"><draw:frame draw:style-name="fr29" draw:name="AOO41GS05_046" text:anchor-type="paragraph" svg:width="2.5118in" svg:height="0.6091in" draw:z-index="61"><draw:image xlink:href="Pictures/100002010000010800000040FBF937EE.png" xlink:type="simple" xlink:show="embed" xlink:actuate="onLoad"/></draw:frame>Figure <text:sequence text:ref-name="refFigure36" text:name="Figure" text:formula="ooow:Figure+1" style:num-format="1">37</text:sequence>: Tools toolbar with the Choose Themes icon highlighted</text:p></draw:text-box></draw:frame></text:p>
      <text:list xml:id="list36739849" text:continue-numbering="true" text:style-name="OOoNum_20_123">
        <text:list-item>
          <text:p text:style-name="P42">In the Theme Selection dialog, select the theme that you want to apply to the spreadsheet. As soon as you select a theme, some properties of the custom styles are applied to the open spreadsheet and are immediately visible.</text:p>
        </text:list-item>
        <text:list-item>
          <text:p text:style-name="P46">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text:bookmark-start text:name="__RefHeading__3536_1671937"/>Using <text:alphabetical-index-mark-start text:id="IMark63399964"/>Conditional Formatting<text:bookmark-end text:name="__RefHeading__3536_1671937"/><text:alphabetical-index-mark-end text:id="IMark63399964"/></text:h>
      <text:p text:style-name="P14">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bookmark-start text:name="__RefHeading__3538_1671937"/><text:alphabetical-index-mark text:string-value="hiding and showing data" text:key1="Calc"/><text:alphabetical-index-mark text:string-value="hiding and showing data, Calc"/>Hiding and Showing Data<text:bookmark-end text:name="__RefHeading__3538_1671937"/></text:h>
      <text:p text:style-name="P13">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header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 and select either <text:span text:style-name="OOoEmphasis">Hide all</text:span> or <text:span text:style-name="OOoEmphasis">Hide a formula</text:span>.</text:p>
      <text:p text:style-name="OOoFigure"><text:soft-page-break/><draw:frame draw:style-name="fr14" draw:name="Figure_AOO41GS05_38" text:anchor-type="as-char" svg:width="5.9728in" draw:z-index="62"><draw:text-box fo:min-height="2.552in"><text:p text:style-name="OOoFigureCaption"><draw:frame draw:style-name="fr44" draw:name="AOO41GS05_047" text:anchor-type="as-char" svg:width="5.9728in" svg:height="2.3429in" draw:z-index="63"><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bookmark-start text:name="__RefHeading__3540_1671937"/><text:alphabetical-index-mark text:string-value="outline group controls, Calc"/><text:alphabetical-index-mark text:string-value="outline group controls" text:key1="Calc"/>Outline Group Controls<text:bookmark-end text:name="__RefHeading__3540_1671937"/></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7">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1"><draw:frame draw:style-name="fr5" draw:name="Figure_AOO41GS05_39" text:anchor-type="as-char" svg:width="3.5346in" draw:z-index="64"><draw:text-box fo:min-height="2.2528in"><text:p text:style-name="OOoFigureCaption"><draw:frame draw:style-name="fr45" draw:name="AOO41GS05_048" text:anchor-type="as-char" svg:y="-1.9339in" svg:width="3.5346in" svg:height="2.0126in" draw:z-index="65"><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bookmark-start text:name="__RefHeading__3542_1671937"/><text:soft-page-break/><text:alphabetical-index-mark text:string-value="filtering visible cells" text:key1="Calc"/><text:alphabetical-index-mark text:string-value="filtering visible cells, Calc"/>Filtering Which Cells Are Visible<text:bookmark-end text:name="__RefHeading__3542_1671937"/></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eight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eight conditions, and their criteria are not entered in a dialog. Instead, advanced filters are entered in a blank area of a sheet, then referenced by the advanced filter tool to apply them.</text:p>
      <text:h text:style-name="OOoHeading_20_1" text:outline-level="2"><text:bookmark-start text:name="__RefHeading__3544_1671937"/>Sorting Records<text:bookmark-end text:name="__RefHeading__3544_1671937"/></text:h>
      <text:p text:style-name="OOoTextBody"><text:alphabetical-index-mark text:string-value="sorting records, Calc"/><text:alphabetical-index-mark text:string-value="sorting records" text:key1="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1">Sort</text:span></text:span><text:span text:style-name="OOoMenuPath"> </text:span><text:span text:style-name="T15">to open the Sort dialog (or click the</text:span><text:span text:style-name="OOoMenuPath"> Sort Ascending </text:span><text:span text:style-name="T15">or</text:span><text:span text:style-name="OOoMenuPath"> Sort Descending </text:span><text:span text:style-name="T15">toolbar buttons)</text:span><text:span text:style-name="T15">.</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OpenOffice Calc &gt; Sort Lists</text:span> from the drop-down list.</text:p>
      <text:p text:style-name="OOoDefinitionTerm">Direction</text:p>
      <text:p text:style-name="OOoDefinition">Sets whether rows or columns are sorted. The default is to sort by rows.</text:p>
      <text:h text:style-name="OOoHeading_20_1" text:outline-level="2"><text:bookmark-start text:name="__RefHeading__3546_1671937"/>Using Formulas and Functions<text:bookmark-end text:name="__RefHeading__3546_1671937"/></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require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text:bookmark-start text:name="__RefHeading__3548_1671937"/>Analyzing Data<text:bookmark-end text:name="__RefHeading__3548_1671937"/></text:h>
      <text:p text:style-name="P11">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4">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8">All of these options are further discussed in Chapter 9 in the <text:span text:style-name="OOoEmphasis">Calc Guide</text:span>.</text:p>
      <text:h text:style-name="P60" text:outline-level="2"><text:bookmark-start text:name="__RefHeading__3550_1671937"/>Printing<text:bookmark-end text:name="__RefHeading__3550_1671937"/></text:h>
      <text:p text:style-name="P17">Printing from Calc is much the same as <text:alphabetical-index-mark-start text:id="IMark63400156" text:key1="Calc"/>printing<text:alphabetical-index-mark-end text:id="IMark63400156"/><text:alphabetical-index-mark text:string-value="Calc" text:key1="printing"/> from other Apache OpenOffice components (see Chapter 9), but some details are different, especially regarding preparation for printing.</text:p>
      <text:h text:style-name="OOoHeading_20_2" text:outline-level="3"><text:bookmark-start text:name="__RefHeading__3552_1671937"/>Using <text:alphabetical-index-mark text:string-value="print ranges, Calc"/>Print Ranges<text:bookmark-end text:name="__RefHeading__3552_1671937"/></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45" text:outline-level="4">Defining a Print Range</text:h>
      <text:p text:style-name="OOoTextBody_5f_ListIntro">To define a new print range or modify an existing print range:</text:p>
      <text:list xml:id="list36738729" text:continue-list="list36739849"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5">.</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9">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6747998" text:continue-list="list36738729"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9">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5">.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text:bookmark-start text:name="__RefHeading__3554_1671937"/>Selecting the Page Order, Details, and Scale<text:bookmark-end text:name="__RefHeading__3554_1671937"/></text:h>
      <text:p text:style-name="OOoTextBody_5f_ListIntro">To select the <text:alphabetical-index-mark text:string-value="page order, details, scale, in Calc" text:key1="printing"/>page order, details, and scale to be printed:</text:p>
      <text:list xml:id="list36745106" text:continue-list="list36747998"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igure_AOO41GS05_40" text:anchor-type="as-char" svg:width="6.2575in" draw:z-index="66"><draw:text-box fo:min-height="4.4063in"><text:p text:style-name="OOoFigureCaption"><draw:frame draw:style-name="fr46" draw:name="AOO41GS05_049" text:anchor-type="as-char" svg:y="-3.9402in" svg:width="6.2575in" svg:height="4.2118in" draw:z-index="67"><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7"><draw:frame draw:style-name="fr47" draw:name="AOO41GS05_050_TopToBottom" text:anchor-type="as-char" svg:width="0.9583in" svg:height="0.698in" draw:z-index="68"><draw:image xlink:href="Pictures/100000000000005C00000043AC9B4969.png" xlink:type="simple" xlink:show="embed" xlink:actuate="onLoad"/></draw:frame></text:p>
          </table:table-cell>
          <table:table-cell table:style-name="Table68.A1" office:value-type="string">
            <text:p text:style-name="P36">Left to right, then down</text:p>
          </table:table-cell>
          <table:table-cell table:style-name="Table68.D1" office:value-type="string">
            <text:p text:style-name="P27"><draw:frame draw:style-name="fr48" draw:name="AOO41GS05_051_LeftToRight" text:anchor-type="as-char" svg:width="0.9583in" svg:height="0.698in" draw:z-index="69"><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6731635" text:continue-list="list36734617"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6729925" text:continue-list="list36731635"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text:bookmark-start text:name="__RefHeading__3556_1671937"/>Printing <text:alphabetical-index-mark-start text:id="IMark63400396" text:key1="printing"/>Rows or Columns on Every Page<text:bookmark-end text:name="__RefHeading__3556_1671937"/><text:alphabetical-index-mark-end text:id="IMark63400396"/></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6745009" text:continue-list="list36745106" text:style-name="OOoNum_20_123">
        <text:list-item text:start-value="1">
          <text:p text:style-name="OOoNum_20_123_20_Start">Choose <text:span text:style-name="OOoMenuPath">Format &gt; Print Ranges &gt; Edit</text:span><text:span text:style-name="OOoMenuPath"><text:span text:style-name="T15">.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9">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text:span><text:span text:style-name="OOoStrongEmphasis">–none –</text:span><text:span text:style-name="OOoDefault"> to </text:span><text:span text:style-name="OOoStrongEmphasis">– user defined -</text:span>.</text:p>
        </text:list-item>
        <text:list-item>
          <text:p text:style-name="P42">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9"> </text:span></text:span><text:span text:style-name="OOoDefault">For example, to repeat column A, type </text:span><text:span text:style-name="OOoDefault"><text:span text:style-name="T5">$A</text:span></text:span><text:span text:style-name="OOoDefault">. In the </text:span><text:span text:style-name="OOoEmphasis">Columns to repeat</text:span><text:span text:style-name="OOoDefault"> list, – none – changes</text:span> to <text:span text:style-name="OOoStrongEmphasis">– user defined -</text:span><text:span text:style-name="OOoDefault">.</text:span></text:p>
        </text:list-item>
        <text:list-item>
          <text:p text:style-name="P46">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19" draw:name="Figure_AOO41GS05_41_editprintrangesdialog" text:anchor-type="as-char" svg:width="6.6063in" draw:z-index="70"><draw:text-box fo:min-height="2.2744in"><text:p text:style-name="OOoFigureCaption"><draw:frame draw:style-name="fr27" draw:name="AOO41GS05_052" text:anchor-type="as-char" svg:width="6.6063in" svg:height="2.0543in" draw:z-index="71"><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text:bookmark-start text:name="__RefHeading__3558_1671937"/>Page Breaks<text:bookmark-end text:name="__RefHeading__3558_1671937"/></text:h>
      <text:p text:style-name="OOoTextBody">While defining a print range can be a powerful tool, it may sometimes be necessary to manually adjust Calc’s printout. To do this, you can use a <text:span text:style-name="T13">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text:alphabetical-index-mark text:string-value="page break, Calc" text:key1="printing"/>Page Break</text:h>
      <text:p text:style-name="OOoTextBody_5f_ListIntro">To insert a page break:</text:p>
      <text:list xml:id="list36740854" text:continue-list="list36745009"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9">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9">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6728469" text:continue-list="list36740854"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text:bookmark-start text:name="__RefHeading__3560_1671937"/>Headers and Footers<text:bookmark-end text:name="__RefHeading__3560_1671937"/></text:h>
      <text:p text:style-name="P14"><text:alphabetical-index-mark text:string-value="headers and footers, Calc" text:key1="printing"/><text:alphabetical-index-mark text:string-value="headers and footers, Calc"/>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6725194" text:continue-list="list36728469"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igure_AOO41GS05_42" text:anchor-type="as-char" svg:width="5.9882in" draw:z-index="72"><draw:text-box fo:min-height="3.611in"><text:p text:style-name="OOoFigureCaption"><draw:frame draw:style-name="fr49" draw:name="AOO41GS05_053" text:anchor-type="as-char" svg:width="5.9882in" svg:height="3.3508in" draw:z-index="73"><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4">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3">.</text:span></text:p>
      <text:p text:style-name="P32"><draw:frame draw:style-name="fr7" draw:name="Figure_AOO41GS05_43" text:anchor-type="as-char" svg:width="5.9484in" draw:z-index="74"><draw:text-box fo:min-height="3.9638in"><text:p text:style-name="OOoFigureCaption"><draw:frame draw:style-name="fr50" draw:name="AOO41GS05_054" text:anchor-type="as-char" svg:width="5.9484in" svg:height="3.7244in" draw:z-index="75"><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5">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6">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1"><text:span text:style-name="OOoDefault"><draw:frame draw:style-name="fr7" draw:name="Figure_AOO41GS05_44" text:anchor-type="as-char" svg:width="6.6055in" draw:z-index="76"><draw:text-box fo:min-height="3.1929in"><text:p text:style-name="OOoFigureCaption"><draw:frame draw:style-name="fr51" draw:name="AOO41GS05_055" text:anchor-type="as-char" svg:width="6.6055in" svg:height="2.9984in" draw:z-index="77"><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4"><draw:frame draw:style-name="fr52" draw:name="AOO41GS05_056_TextAttributesIcon" text:anchor-type="as-char" svg:y="-0.1874in" svg:width="0.3126in" svg:height="0.2484in" draw:z-index="78"><draw:image xlink:href="Pictures/100000000000001E00000018A47405AB.png" xlink:type="simple" xlink:show="embed" xlink:actuate="onLoad"/></draw:frame> Opens the Text Attributes dialog.</text:p>
      <text:p text:style-name="P4"><draw:frame draw:style-name="fr52" draw:name="AOO41GS05_058_InsertFileName" text:anchor-type="as-char" svg:y="-0.2429in" svg:width="0.3126in" svg:height="0.2484in" draw:z-index="79"><draw:image xlink:href="Pictures/100000000000001E00000018AB5E2C0C.png" xlink:type="simple" xlink:show="embed" xlink:actuate="onLoad"/></draw:frame> Inserts the File Name field.</text:p>
      <text:p text:style-name="P4"><draw:frame draw:style-name="fr52" draw:name="AOO41GS05_060_InsertSheetName" text:anchor-type="as-char" svg:y="-0.2118in" svg:width="0.3126in" svg:height="0.2484in" draw:z-index="80"><draw:image xlink:href="Pictures/100000000000001E000000189A141281.png" xlink:type="simple" xlink:show="embed" xlink:actuate="onLoad"/></draw:frame> Inserts the Sheet Name field.</text:p>
      <text:p text:style-name="P5"><draw:frame draw:style-name="fr52" draw:name="AOO41GS05_062_InsertCurrentPageNumber" text:anchor-type="as-char" svg:y="-0.2252in" svg:width="0.3126in" svg:height="0.2484in" draw:z-index="81"><draw:image xlink:href="Pictures/100000000000001E0000001863F41D8D.png" xlink:type="simple" xlink:show="embed" xlink:actuate="onLoad"/></draw:frame> Inserts the current page number.</text:p>
      <text:p text:style-name="P4"><draw:frame draw:style-name="fr52" draw:name="AOO41GS05_057_TotalNumberPages" text:anchor-type="as-char" svg:y="-0.2228in" svg:width="0.3126in" svg:height="0.2484in" draw:z-index="82"><draw:image xlink:href="Pictures/100000000000001E0000001879479F74.png" xlink:type="simple" xlink:show="embed" xlink:actuate="onLoad"/></draw:frame> Inserts the total number of pages.</text:p>
      <text:p text:style-name="P6"><draw:frame draw:style-name="fr52" draw:name="AOO41GS05_059_InsertDateField" text:anchor-type="as-char" svg:y="-0.2634in" svg:width="0.3126in" svg:height="0.2484in" draw:z-index="83"><draw:image xlink:href="Pictures/100000000000001E00000018E9E0B9EB.png" xlink:type="simple" xlink:show="embed" xlink:actuate="onLoad"/></draw:frame> Inserts the Date field.</text:p>
      <text:p text:style-name="P4"><draw:frame draw:style-name="fr52" draw:name="AOO41GS05_061_InsertTimeField" text:anchor-type="as-char" svg:y="-0.2465in" svg:width="0.3126in" svg:height="0.2484in" draw:z-index="84"><draw:image xlink:href="Pictures/100000000000001E000000183BF23057.png" xlink:type="simple" xlink:show="embed" xlink:actuate="onLoad"/></draw:frame> Inserts the Time fiel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47</text:page-number></text:p>
      </style:footer>
    </style:master-page>
    <style:master-page style:name="OOoFrontMatter" style:page-layout-name="Mpm7">
      <style:footer>
        <text:p text:style-name="MP2"><text:title>Chapter 4 
Getting Started with Calc</text:title> | <text:page-number text:select-page="current">47</text:page-number></text:p>
      </style:footer>
      <style:footer-left>
        <text:p text:style-name="OOoFooter"><text:page-number text:select-page="current">46</text:page-number>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1</text:page-number></text:p>
      </style:footer>
      <style:footer-left>
        <text:p text:style-name="OOoFooter"><text:page-number text:select-page="current">47</text:page-number> | <text:chapter text:display="name" text:outline-level="1"/></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3-04-20T16:48:49.57</dc:date>
    <dc:creator>Keith McKenna</dc:creator>
    <meta:editing-duration>P1DT2H39M12S</meta:editing-duration>
    <meta:editing-cycles>182</meta:editing-cycles>
    <meta:generator>OpenOffice/4.1.14$Win32 OpenOffice.org_project/4114m1$Build-9811</meta:generator>
    <meta:keyword>Version 4.1</meta:keyword>
    <dc:subject>Apache OpenOffice User Guides</dc:subject>
    <meta:document-statistic meta:table-count="24" meta:image-count="60" meta:object-count="0" meta:page-count="47" meta:paragraph-count="804" meta:word-count="12386" meta:character-count="67768"/>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